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3.09pt"/>
    </style:style>
    <style:style style:name="co5" style:family="table-column">
      <style:table-column-properties fo:break-before="auto" style:column-width="96.69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100.86pt"/>
    </style:style>
    <style:style style:name="co8" style:family="table-column">
      <style:table-column-properties fo:break-before="auto" style:column-width="143.04pt"/>
    </style:style>
    <style:style style:name="co9" style:family="table-column">
      <style:table-column-properties fo:break-before="auto" style:column-width="137.91pt"/>
    </style:style>
    <style:style style:name="co10" style:family="table-column">
      <style:table-column-properties fo:break-before="auto" style:column-width="188.36pt"/>
    </style:style>
    <style:style style:name="co11" style:family="table-column">
      <style:table-column-properties fo:break-before="auto" style:column-width="91.05pt"/>
    </style:style>
    <style:style style:name="co12" style:family="table-column">
      <style:table-column-properties fo:break-before="auto" style:column-width="196.55pt"/>
    </style:style>
    <style:style style:name="co13" style:family="table-column">
      <style:table-column-properties fo:break-before="auto" style:column-width="148pt"/>
    </style:style>
    <style:style style:name="co14" style:family="table-column">
      <style:table-column-properties fo:break-before="auto" style:column-width="210.44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78.21pt"/>
    </style:style>
    <style:style style:name="co17" style:family="table-column">
      <style:table-column-properties fo:break-before="auto" style:column-width="118.09pt"/>
    </style:style>
    <style:style style:name="co18" style:family="table-column">
      <style:table-column-properties fo:break-before="auto" style:column-width="138.16pt"/>
    </style:style>
    <style:style style:name="co19" style:family="table-column">
      <style:table-column-properties fo:break-before="auto" style:column-width="140.71pt"/>
    </style:style>
    <style:style style:name="co20" style:family="table-column">
      <style:table-column-properties fo:break-before="auto" style:column-width="187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15.03pt" svg:height="432pt" svg:x="86pt" svg:y="692.28pt">
            <loext:p draw:notify-on-update-of-ranges="Sheet1.F2:Sheet1.F10 Sheet1.K1:Sheet1.K1 Sheet1.K2:Sheet1.K10 Sheet1.L1:Sheet1.L1 Sheet1.L2:Sheet1.L10 Sheet1.M1:Sheet1.M1 Sheet1.M2:Sheet1.M10 Sheet1.N1:Sheet1.N1 Sheet1.N2:Sheet1.N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08.77pt" svg:height="331.97pt" svg:x="1371.94pt" svg:y="721.08pt">
            <loext:p draw:notify-on-update-of-ranges="Sheet1.J33:Sheet1.J34 Sheet1.K33:Sheet1.K34 Sheet1.L33:Sheet1.L34 Sheet1.M33:Sheet1.M34 Sheet1.N33:Sheet1.N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5" table:default-cell-style-name="ce2"/>
        <table:table-column table:style-name="co2" table:default-cell-style-name="ce2"/>
        <table:table-column table:style-name="co15" table:default-cell-style-name="ce7"/>
        <table:table-column table:style-name="co16" table:default-cell-style-name="ce7"/>
        <table:table-column table:style-name="co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# Samples</text:p>
          </table:table-cell>
          <table:table-cell table:style-name="ce1" office:value-type="string" calcext:value-type="string">
            <text:p># Features</text:p>
          </table:table-cell>
          <table:table-cell table:style-name="ce1" office:value-type="string" calcext:value-type="string">
            <text:p>Dataset Size (MB)</text:p>
          </table:table-cell>
          <table:table-cell table:style-name="ce3" office:value-type="string" calcext:value-type="string">
            <text:p>Minibatch Siz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Epoch Time</text:p>
          </table:table-cell>
          <table:table-cell table:style-name="ce1" office:value-type="string" calcext:value-type="string">
            <text:p>Epoch Time (comp 2.33)</text:p>
          </table:table-cell>
          <table:table-cell table:style-name="ce1" office:value-type="string" calcext:value-type="string">
            <text:p>Epoch Time (AES-CBC)</text:p>
          </table:table-cell>
          <table:table-cell table:style-name="ce3" office:value-type="string" calcext:value-type="string">
            <text:p>Epoch Time (comp 2.33 + AES-CBC)</text:p>
          </table:table-cell>
          <table:table-cell table:style-name="ce1" office:value-type="string" calcext:value-type="string">
            <text:p>Minibatch-SCD</text:p>
          </table:table-cell>
          <table:table-cell table:style-name="ce1" office:value-type="string" calcext:value-type="string">
            <text:p>Minibatch-SCD + decompress</text:p>
          </table:table-cell>
          <table:table-cell table:style-name="ce1" office:value-type="string" calcext:value-type="string">
            <text:p>Minibatch-SCD + decrypt</text:p>
          </table:table-cell>
          <table:table-cell table:style-name="ce1" office:value-type="string" calcext:value-type="string">
            <text:p>Minibatch-SCD + decompress + decrypt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6" calcext:value-type="float">
            <text:p>16</text:p>
          </table:table-cell>
          <table:table-cell table:style-name="Default" table:formula="of:=([.B2]*[.C2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naive</text:p>
          </table:table-cell>
          <table:table-cell office:value-type="float" office:value="1.1383" calcext:value-type="float">
            <text:p>1.1383</text:p>
          </table:table-cell>
          <table:table-cell office:value-type="float" office:value="3.51165" calcext:value-type="float">
            <text:p>3.51165</text:p>
          </table:table-cell>
          <table:table-cell table:style-name="Default" office:value-type="float" office:value="2.05247" calcext:value-type="float">
            <text:p>2.05247</text:p>
          </table:table-cell>
          <table:table-cell office:value-type="float" office:value="3.91881" calcext:value-type="float">
            <text:p>3.91881</text:p>
          </table:table-cell>
          <table:table-cell table:style-name="ce6" table:formula="of:=(([.B2]*[.C2]*4)/[.G2])/(1000*1000*1000)" office:value-type="float" office:value="1.88657089343758" calcext:value-type="float">
            <text:p>1.8865708934</text:p>
          </table:table-cell>
          <table:table-cell table:style-name="ce6" table:formula="of:=(([.B2]*[.C2]*4)/[.H2])/(1000*1000*1000)" office:value-type="float" office:value="0.611531231187618" calcext:value-type="float">
            <text:p>0.6115312312</text:p>
          </table:table-cell>
          <table:table-cell table:style-name="Default" table:formula="of:=(([.B2]*[.C2]*4)/[.I2])/(1000*1000*1000)" office:value-type="float" office:value="1.04629234434608" calcext:value-type="float">
            <text:p>1.0462923443</text:p>
          </table:table-cell>
          <table:table-cell table:style-name="Default" table:formula="of:=(([.B2]*[.C2]*4)/[.J2])/(1000*1000*1000)" office:value-type="float" office:value="0.54799381649021" calcext:value-type="float">
            <text:p>0.5479938165</text:p>
          </table:table-cell>
          <table:table-cell table:style-name="Default" table:number-columns-repeated="4"/>
          <table:table-cell/>
          <table:table-cell table:style-name="ce1" table:number-columns-repeated="5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6" calcext:value-type="float">
            <text:p>16</text:p>
          </table:table-cell>
          <table:table-cell table:style-name="Default" table:formula="of:=([.B3]*[.C3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1</text:p>
          </table:table-cell>
          <table:table-cell office:value-type="float" office:value="0.310024" calcext:value-type="float">
            <text:p>0.310024</text:p>
          </table:table-cell>
          <table:table-cell table:style-name="Default" office:value-type="float" office:value="2.68799" calcext:value-type="float">
            <text:p>2.68799</text:p>
          </table:table-cell>
          <table:table-cell table:style-name="Default" office:value-type="float" office:value="1.2337" calcext:value-type="float">
            <text:p>1.2337</text:p>
          </table:table-cell>
          <table:table-cell office:value-type="float" office:value="3.10859" calcext:value-type="float">
            <text:p>3.10859</text:p>
          </table:table-cell>
          <table:table-cell table:style-name="ce6" table:formula="of:=(([.B3]*[.C3]*4)/[.G3])/(1000*1000*1000)" office:value-type="float" office:value="6.92683033571595" calcext:value-type="float">
            <text:p>6.9268303357</text:p>
          </table:table-cell>
          <table:table-cell table:style-name="ce6" table:formula="of:=(([.B3]*[.C3]*4)/[.H3])/(1000*1000*1000)" office:value-type="float" office:value="0.7989180197843" calcext:value-type="float">
            <text:p>0.7989180198</text:p>
          </table:table-cell>
          <table:table-cell table:style-name="Default" table:formula="of:=(([.B3]*[.C3]*4)/[.I3])/(1000*1000*1000)" office:value-type="float" office:value="1.7406854567561" calcext:value-type="float">
            <text:p>1.7406854568</text:p>
          </table:table-cell>
          <table:table-cell table:style-name="Default" table:formula="of:=(([.B3]*[.C3]*4)/[.J3])/(1000*1000*1000)" office:value-type="float" office:value="0.690822414020504" calcext:value-type="float">
            <text:p>0.690822414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6" calcext:value-type="float">
            <text:p>16</text:p>
          </table:table-cell>
          <table:table-cell table:style-name="Default" table:formula="of:=([.B4]*[.C4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2</text:p>
          </table:table-cell>
          <table:table-cell table:style-name="Default" office:value-type="float" office:value="0.162844" calcext:value-type="float">
            <text:p>0.162844</text:p>
          </table:table-cell>
          <table:table-cell table:style-name="Default" office:value-type="float" office:value="1.34963" calcext:value-type="float">
            <text:p>1.34963</text:p>
          </table:table-cell>
          <table:table-cell table:style-name="Default" office:value-type="float" office:value="0.615105" calcext:value-type="float">
            <text:p>0.615105</text:p>
          </table:table-cell>
          <table:table-cell table:style-name="Default" office:value-type="float" office:value="1.57205" calcext:value-type="float">
            <text:p>1.57205</text:p>
          </table:table-cell>
          <table:table-cell table:style-name="ce6" table:formula="of:=(([.B4]*[.C4]*4)/[.G4])/(1000*1000*1000)" office:value-type="float" office:value="13.1873673454349" calcext:value-type="float">
            <text:p>13.1873673454</text:p>
          </table:table-cell>
          <table:table-cell table:style-name="ce6" table:formula="of:=(([.B4]*[.C4]*4)/[.H4])/(1000*1000*1000)" office:value-type="float" office:value="1.59116472514689" calcext:value-type="float">
            <text:p>1.5911647251</text:p>
          </table:table-cell>
          <table:table-cell table:style-name="Default" table:formula="of:=(([.B4]*[.C4]*4)/[.I4])/(1000*1000*1000)" office:value-type="float" office:value="3.49124726347534" calcext:value-type="float">
            <text:p>3.4912472635</text:p>
          </table:table-cell>
          <table:table-cell table:style-name="Default" table:formula="of:=(([.B4]*[.C4]*4)/[.J4])/(1000*1000*1000)" office:value-type="float" office:value="1.36604029642823" calcext:value-type="float">
            <text:p>1.3660402964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6" calcext:value-type="float">
            <text:p>16</text:p>
          </table:table-cell>
          <table:table-cell table:style-name="Default" table:formula="of:=([.B5]*[.C5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4</text:p>
          </table:table-cell>
          <table:table-cell table:style-name="Default" office:value-type="float" office:value="0.0908911" calcext:value-type="float">
            <text:p>0.0908911</text:p>
          </table:table-cell>
          <table:table-cell table:style-name="Default" office:value-type="float" office:value="0.741396" calcext:value-type="float">
            <text:p>0.741396</text:p>
          </table:table-cell>
          <table:table-cell table:style-name="Default" office:value-type="float" office:value="0.3302" calcext:value-type="float">
            <text:p>0.3302</text:p>
          </table:table-cell>
          <table:table-cell table:style-name="Default" office:value-type="float" office:value="0.875469" calcext:value-type="float">
            <text:p>0.875469</text:p>
          </table:table-cell>
          <table:table-cell table:style-name="ce6" table:formula="of:=(([.B5]*[.C5]*4)/[.G5])/(1000*1000*1000)" office:value-type="float" office:value="23.6269959104907" calcext:value-type="float">
            <text:p>23.6269959105</text:p>
          </table:table-cell>
          <table:table-cell table:style-name="ce6" table:formula="of:=(([.B5]*[.C5]*4)/[.H5])/(1000*1000*1000)" office:value-type="float" office:value="2.89654064494548" calcext:value-type="float">
            <text:p>2.8965406449</text:p>
          </table:table-cell>
          <table:table-cell table:style-name="Default" table:formula="of:=(([.B5]*[.C5]*4)/[.I5])/(1000*1000*1000)" office:value-type="float" office:value="6.50358463961236" calcext:value-type="float">
            <text:p>6.5035846396</text:p>
          </table:table-cell>
          <table:table-cell table:style-name="Default" table:formula="of:=(([.B5]*[.C5]*4)/[.J5])/(1000*1000*1000)" office:value-type="float" office:value="2.45295224388299" calcext:value-type="float">
            <text:p>2.45295224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6" calcext:value-type="float">
            <text:p>16</text:p>
          </table:table-cell>
          <table:table-cell table:style-name="Default" table:formula="of:=([.B6]*[.C6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8</text:p>
          </table:table-cell>
          <table:table-cell table:style-name="Default" office:value-type="float" office:value="0.0676938" calcext:value-type="float">
            <text:p>0.0676938</text:p>
          </table:table-cell>
          <table:table-cell table:style-name="Default" office:value-type="float" office:value="0.382888" calcext:value-type="float">
            <text:p>0.382888</text:p>
          </table:table-cell>
          <table:table-cell table:style-name="Default" office:value-type="float" office:value="0.251756" calcext:value-type="float">
            <text:p>0.251756</text:p>
          </table:table-cell>
          <table:table-cell table:style-name="Default" office:value-type="float" office:value="0.443867" calcext:value-type="float">
            <text:p>0.443867</text:p>
          </table:table-cell>
          <table:table-cell table:style-name="ce6" table:formula="of:=(([.B6]*[.C6]*4)/[.G6])/(1000*1000*1000)" office:value-type="float" office:value="31.7234908957689" calcext:value-type="float">
            <text:p>31.7234908958</text:p>
          </table:table-cell>
          <table:table-cell table:style-name="ce6" table:formula="of:=(([.B6]*[.C6]*4)/[.H6])/(1000*1000*1000)" office:value-type="float" office:value="5.60864704038779" calcext:value-type="float">
            <text:p>5.6086470404</text:p>
          </table:table-cell>
          <table:table-cell table:style-name="Default" table:formula="of:=(([.B6]*[.C6]*4)/[.I6])/(1000*1000*1000)" office:value-type="float" office:value="8.53001973339265" calcext:value-type="float">
            <text:p>8.5300197334</text:p>
          </table:table-cell>
          <table:table-cell table:style-name="Default" table:formula="of:=(([.B6]*[.C6]*4)/[.J6])/(1000*1000*1000)" office:value-type="float" office:value="4.83812414078992" calcext:value-type="float">
            <text:p>4.8381241408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6" calcext:value-type="float">
            <text:p>16</text:p>
          </table:table-cell>
          <table:table-cell table:style-name="Default" table:formula="of:=([.B7]*[.C7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14</text:p>
          </table:table-cell>
          <table:table-cell office:value-type="float" office:value="0.0492066" calcext:value-type="float">
            <text:p>0.0492066</text:p>
          </table:table-cell>
          <table:table-cell office:value-type="float" office:value="0.225241" calcext:value-type="float">
            <text:p>0.225241</text:p>
          </table:table-cell>
          <table:table-cell table:style-name="Default" office:value-type="float" office:value="0.141401" calcext:value-type="float">
            <text:p>0.141401</text:p>
          </table:table-cell>
          <table:table-cell office:value-type="float" office:value="0.259081" calcext:value-type="float">
            <text:p>0.259081</text:p>
          </table:table-cell>
          <table:table-cell table:style-name="ce6" table:formula="of:=(([.B7]*[.C7]*4)/[.G7])/(1000*1000*1000)" office:value-type="float" office:value="43.6421871862718" calcext:value-type="float">
            <text:p>43.6421871863</text:p>
          </table:table-cell>
          <table:table-cell table:style-name="ce6" table:formula="of:=(([.B7]*[.C7]*4)/[.H7])/(1000*1000*1000)" office:value-type="float" office:value="9.53415962457989" calcext:value-type="float">
            <text:p>9.5341596246</text:p>
          </table:table-cell>
          <table:table-cell table:style-name="Default" table:formula="of:=(([.B7]*[.C7]*4)/[.I7])/(1000*1000*1000)" office:value-type="float" office:value="15.1871885488787" calcext:value-type="float">
            <text:p>15.1871885489</text:p>
          </table:table-cell>
          <table:table-cell table:style-name="Default" table:formula="of:=(([.B7]*[.C7]*4)/[.J7])/(1000*1000*1000)" office:value-type="float" office:value="8.28885039041844" calcext:value-type="float">
            <text:p>8.2888503904</text:p>
          </table:table-cell>
          <table:table-cell table:number-columns-repeated="3"/>
          <table:table-cell table:style-name="Default"/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6" calcext:value-type="float">
            <text:p>16</text:p>
          </table:table-cell>
          <table:table-cell table:style-name="Default" table:formula="of:=([.B8]*[.C8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PGA (1 instance)</text:p>
          </table:table-cell>
          <table:table-cell office:value-type="float" office:value="0.310857" calcext:value-type="float">
            <text:p>0.310857</text:p>
          </table:table-cell>
          <table:table-cell office:value-type="float" office:value="0.510956" calcext:value-type="float">
            <text:p>0.510956</text:p>
          </table:table-cell>
          <table:table-cell office:value-type="float" office:value="0.322269" calcext:value-type="float">
            <text:p>0.322269</text:p>
          </table:table-cell>
          <table:table-cell office:value-type="float" office:value="0.575494" calcext:value-type="float">
            <text:p>0.575494</text:p>
          </table:table-cell>
          <table:table-cell table:style-name="ce6" table:formula="of:=(([.B8]*[.C8]*4)/[.G8])/(1000*1000*1000)" office:value-type="float" office:value="6.90826858652049" calcext:value-type="float">
            <text:p>6.9082685865</text:p>
          </table:table-cell>
          <table:table-cell table:style-name="ce6" table:formula="of:=(([.B8]*[.C8]*4)/[.H8])/(1000*1000*1000)" office:value-type="float" office:value="4.20287392260782" calcext:value-type="float">
            <text:p>4.2028739226</text:p>
          </table:table-cell>
          <table:table-cell table:style-name="Default" table:formula="of:=(([.B8]*[.C8]*4)/[.I8])/(1000*1000*1000)" office:value-type="float" office:value="6.66363704855261" calcext:value-type="float">
            <text:p>6.6636370486</text:p>
          </table:table-cell>
          <table:table-cell table:style-name="Default" table:formula="of:=(([.B8]*[.C8]*4)/[.J8])/(1000*1000*1000)" office:value-type="float" office:value="3.73154828373536" calcext:value-type="float">
            <text:p>3.7315482837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6" calcext:value-type="float">
            <text:p>16</text:p>
          </table:table-cell>
          <table:table-cell table:style-name="Default" table:formula="of:=([.B9]*[.C9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PGA (2 instances)</text:p>
          </table:table-cell>
          <table:table-cell office:value-type="float" office:value="0.205754" calcext:value-type="float">
            <text:p>0.205754</text:p>
          </table:table-cell>
          <table:table-cell office:value-type="float" office:value="0.257871" calcext:value-type="float">
            <text:p>0.257871</text:p>
          </table:table-cell>
          <table:table-cell office:value-type="float" office:value="0.210018" calcext:value-type="float">
            <text:p>0.210018</text:p>
          </table:table-cell>
          <table:table-cell office:value-type="float" office:value="0.28719" calcext:value-type="float">
            <text:p>0.28719</text:p>
          </table:table-cell>
          <table:table-cell table:style-name="ce6" table:formula="of:=(([.B9]*[.C9]*4)/[.G9])/(1000*1000*1000)" office:value-type="float" office:value="10.4371416740379" calcext:value-type="float">
            <text:p>10.437141674</text:p>
          </table:table-cell>
          <table:table-cell table:style-name="ce6" table:formula="of:=(([.B9]*[.C9]*4)/[.H9])/(1000*1000*1000)" office:value-type="float" office:value="8.32774390295923" calcext:value-type="float">
            <text:p>8.327743903</text:p>
          </table:table-cell>
          <table:table-cell table:style-name="Default" table:formula="of:=(([.B9]*[.C9]*4)/[.I9])/(1000*1000*1000)" office:value-type="float" office:value="10.22523616071" calcext:value-type="float">
            <text:p>10.2252361607</text:p>
          </table:table-cell>
          <table:table-cell table:style-name="Default" table:formula="of:=(([.B9]*[.C9]*4)/[.J9])/(1000*1000*1000)" office:value-type="float" office:value="7.47757111320032" calcext:value-type="float">
            <text:p>7.47757111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6" calcext:value-type="float">
            <text:p>16</text:p>
          </table:table-cell>
          <table:table-cell table:style-name="Default" table:formula="of:=([.B10]*[.C10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PGA (4 instances)</text:p>
          </table:table-cell>
          <table:table-cell office:value-type="float" office:value="0.136973" calcext:value-type="float">
            <text:p>0.136973</text:p>
          </table:table-cell>
          <table:table-cell table:style-name="Default" office:value-type="float" office:value="0.131498" calcext:value-type="float">
            <text:p>0.131498</text:p>
          </table:table-cell>
          <table:table-cell office:value-type="float" office:value="0.138475" calcext:value-type="float">
            <text:p>0.138475</text:p>
          </table:table-cell>
          <table:table-cell table:style-name="Default" office:value-type="float" office:value="0.148994" calcext:value-type="float">
            <text:p>0.148994</text:p>
          </table:table-cell>
          <table:table-cell table:style-name="ce6" table:formula="of:=(([.B10]*[.C10]*4)/[.G10])/(1000*1000*1000)" office:value-type="float" office:value="15.6781529790543" calcext:value-type="float">
            <text:p>15.6781529791</text:p>
          </table:table-cell>
          <table:table-cell table:style-name="ce6" table:formula="of:=(([.B10]*[.C10]*4)/[.H10])/(1000*1000*1000)" office:value-type="float" office:value="16.3309225083271" calcext:value-type="float">
            <text:p>16.3309225083</text:p>
          </table:table-cell>
          <table:table-cell table:style-name="Default" table:formula="of:=(([.B10]*[.C10]*4)/[.I10])/(1000*1000*1000)" office:value-type="float" office:value="15.5080963928507" calcext:value-type="float">
            <text:p>15.5080963929</text:p>
          </table:table-cell>
          <table:table-cell table:style-name="Default" table:formula="of:=(([.B10]*[.C10]*4)/[.J10])/(1000*1000*1000)" office:value-type="float" office:value="14.4132223311006" calcext:value-type="float">
            <text:p>14.41322233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6" calcext:value-type="float">
            <text:p>16</text:p>
          </table:table-cell>
          <table:table-cell table:style-name="Default" table:formula="of:=([.B11]*[.C11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naive</text:p>
          </table:table-cell>
          <table:table-cell table:style-name="Default" office:value-type="float" office:value="1.24134" calcext:value-type="float">
            <text:p>1.24134</text:p>
          </table:table-cell>
          <table:table-cell table:number-columns-repeated="3" table:style-name="ce4" office:value-type="string" calcext:value-type="string">
            <text:p>NA</text:p>
          </table:table-cell>
          <table:table-cell table:style-name="ce6" table:formula="of:=(([.B11]*[.C11]*4)/[.G11])/(1000*1000*1000)" office:value-type="float" office:value="1.72997216556302" calcext:value-type="float">
            <text:p>1.7299721656</text:p>
          </table:table-cell>
          <table:table-cell table:style-name="ce6" table:formula="of:=(([.B11]*[.C11]*4)/[.H11])/(1000*1000*1000)" office:value-type="string" office:string-value="" calcext:value-type="error">
            <text:p>#VALUE!</text:p>
          </table:table-cell>
          <table:table-cell table:style-name="Default" table:formula="of:=(([.B11]*[.C11]*4)/[.I11])/(1000*1000*1000)" office:value-type="string" office:string-value="" calcext:value-type="error">
            <text:p>#VALUE!</text:p>
          </table:table-cell>
          <table:table-cell table:style-name="Default" table:formula="of:=(([.B11]*[.C11]*4)/[.J11])/(1000*1000*1000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6" calcext:value-type="float">
            <text:p>16</text:p>
          </table:table-cell>
          <table:table-cell table:style-name="Default" table:formula="of:=([.B12]*[.C12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1</text:p>
          </table:table-cell>
          <table:table-cell office:value-type="float" office:value="0.879818" calcext:value-type="float">
            <text:p>0.879818</text:p>
          </table:table-cell>
          <table:table-cell office:value-type="float" office:value="5.53107" calcext:value-type="float">
            <text:p>5.53107</text:p>
          </table:table-cell>
          <table:table-cell office:value-type="float" office:value="2.62585" calcext:value-type="float">
            <text:p>2.62585</text:p>
          </table:table-cell>
          <table:table-cell office:value-type="float" office:value="6.38284" calcext:value-type="float">
            <text:p>6.38284</text:p>
          </table:table-cell>
          <table:table-cell table:style-name="ce6" table:formula="of:=(([.B12]*[.C12]*4)/[.G12])/(1000*1000*1000)" office:value-type="float" office:value="2.44082713470286" calcext:value-type="float">
            <text:p>2.4408271347</text:p>
          </table:table-cell>
          <table:table-cell table:style-name="ce6" table:formula="of:=(([.B12]*[.C12]*4)/[.H12])/(1000*1000*1000)" office:value-type="float" office:value="0.388258266122107" calcext:value-type="float">
            <text:p>0.3882582661</text:p>
          </table:table-cell>
          <table:table-cell table:style-name="Default" table:formula="of:=(([.B12]*[.C12]*4)/[.I12])/(1000*1000*1000)" office:value-type="float" office:value="0.817824189500543" calcext:value-type="float">
            <text:p>0.8178241895</text:p>
          </table:table-cell>
          <table:table-cell table:style-name="Default" table:formula="of:=(([.B12]*[.C12]*4)/[.J12])/(1000*1000*1000)" office:value-type="float" office:value="0.336446416955462" calcext:value-type="float">
            <text:p>0.3364464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6" calcext:value-type="float">
            <text:p>16</text:p>
          </table:table-cell>
          <table:table-cell table:style-name="Default" table:formula="of:=([.B13]*[.C13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2</text:p>
          </table:table-cell>
          <table:table-cell table:style-name="Default" office:value-type="float" office:value="0.471972" calcext:value-type="float">
            <text:p>0.471972</text:p>
          </table:table-cell>
          <table:table-cell table:style-name="Default" office:value-type="float" office:value="2.77452" calcext:value-type="float">
            <text:p>2.77452</text:p>
          </table:table-cell>
          <table:table-cell table:style-name="Default" office:value-type="float" office:value="1.32077" calcext:value-type="float">
            <text:p>1.32077</text:p>
          </table:table-cell>
          <table:table-cell table:style-name="Default" office:value-type="float" office:value="3.20549" calcext:value-type="float">
            <text:p>3.20549</text:p>
          </table:table-cell>
          <table:table-cell table:style-name="ce6" table:formula="of:=(([.B13]*[.C13]*4)/[.G13])/(1000*1000*1000)" office:value-type="float" office:value="4.55002340816828" calcext:value-type="float">
            <text:p>4.5500234082</text:p>
          </table:table-cell>
          <table:table-cell table:style-name="ce6" table:formula="of:=(([.B13]*[.C13]*4)/[.H13])/(1000*1000*1000)" office:value-type="float" office:value="0.774001862664533" calcext:value-type="float">
            <text:p>0.7740018627</text:p>
          </table:table-cell>
          <table:table-cell table:style-name="Default" table:formula="of:=(([.B13]*[.C13]*4)/[.I13])/(1000*1000*1000)" office:value-type="float" office:value="1.62593309054567" calcext:value-type="float">
            <text:p>1.6259330905</text:p>
          </table:table-cell>
          <table:table-cell table:style-name="Default" table:formula="of:=(([.B13]*[.C13]*4)/[.J13])/(1000*1000*1000)" office:value-type="float" office:value="0.669939275430589" calcext:value-type="float">
            <text:p>0.66993927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6" calcext:value-type="float">
            <text:p>16</text:p>
          </table:table-cell>
          <table:table-cell table:style-name="Default" table:formula="of:=([.B14]*[.C14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4</text:p>
          </table:table-cell>
          <table:table-cell table:style-name="Default" office:value-type="float" office:value="0.287991" calcext:value-type="float">
            <text:p>0.287991</text:p>
          </table:table-cell>
          <table:table-cell table:style-name="Default" office:value-type="float" office:value="1.52568" calcext:value-type="float">
            <text:p>1.52568</text:p>
          </table:table-cell>
          <table:table-cell table:style-name="Default" office:value-type="float" office:value="0.728755" calcext:value-type="float">
            <text:p>0.728755</text:p>
          </table:table-cell>
          <table:table-cell table:style-name="Default" office:value-type="float" office:value="1.75656" calcext:value-type="float">
            <text:p>1.75656</text:p>
          </table:table-cell>
          <table:table-cell table:style-name="ce6" table:formula="of:=(([.B14]*[.C14]*4)/[.G14])/(1000*1000*1000)" office:value-type="float" office:value="7.45677346861534" calcext:value-type="float">
            <text:p>7.4567734686</text:p>
          </table:table-cell>
          <table:table-cell table:style-name="ce6" table:formula="of:=(([.B14]*[.C14]*4)/[.H14])/(1000*1000*1000)" office:value-type="float" office:value="1.40755836610561" calcext:value-type="float">
            <text:p>1.4075583661</text:p>
          </table:table-cell>
          <table:table-cell table:style-name="Default" table:formula="of:=(([.B14]*[.C14]*4)/[.I14])/(1000*1000*1000)" office:value-type="float" office:value="2.94678410165282" calcext:value-type="float">
            <text:p>2.9467841017</text:p>
          </table:table-cell>
          <table:table-cell table:style-name="Default" table:formula="of:=(([.B14]*[.C14]*4)/[.J14])/(1000*1000*1000)" office:value-type="float" office:value="1.22255069453933" calcext:value-type="float">
            <text:p>1.22255069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6" calcext:value-type="float">
            <text:p>16</text:p>
          </table:table-cell>
          <table:table-cell table:style-name="Default" table:formula="of:=([.B15]*[.C15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8</text:p>
          </table:table-cell>
          <table:table-cell table:style-name="Default" office:value-type="float" office:value="0.242241" calcext:value-type="float">
            <text:p>0.242241</text:p>
          </table:table-cell>
          <table:table-cell table:style-name="Default" office:value-type="float" office:value="1.02429" calcext:value-type="float">
            <text:p>1.02429</text:p>
          </table:table-cell>
          <table:table-cell table:style-name="Default" office:value-type="float" office:value="0.389284" calcext:value-type="float">
            <text:p>0.389284</text:p>
          </table:table-cell>
          <table:table-cell office:value-type="float" office:value="1.53137" calcext:value-type="float">
            <text:p>1.53137</text:p>
          </table:table-cell>
          <table:table-cell table:style-name="ce6" table:formula="of:=(([.B15]*[.C15]*4)/[.G15])/(1000*1000*1000)" office:value-type="float" office:value="8.86507093349185" calcext:value-type="float">
            <text:p>8.8650709335</text:p>
          </table:table-cell>
          <table:table-cell table:style-name="ce6" table:formula="of:=(([.B15]*[.C15]*4)/[.H15])/(1000*1000*1000)" office:value-type="float" office:value="2.09655824815238" calcext:value-type="float">
            <text:p>2.0965582482</text:p>
          </table:table-cell>
          <table:table-cell table:style-name="Default" table:formula="of:=(([.B15]*[.C15]*4)/[.I15])/(1000*1000*1000)" office:value-type="float" office:value="5.51649604915692" calcext:value-type="float">
            <text:p>5.5164960492</text:p>
          </table:table-cell>
          <table:table-cell table:style-name="Default" table:formula="of:=(([.B15]*[.C15]*4)/[.J15])/(1000*1000*1000)" office:value-type="float" office:value="1.40232840397814" calcext:value-type="float">
            <text:p>1.4023284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6" calcext:value-type="float">
            <text:p>16</text:p>
          </table:table-cell>
          <table:table-cell table:style-name="Default" table:formula="of:=([.B16]*[.C16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14</text:p>
          </table:table-cell>
          <table:table-cell office:value-type="float" office:value="0.254904" calcext:value-type="float">
            <text:p>0.254904</text:p>
          </table:table-cell>
          <table:table-cell office:value-type="float" office:value="0.831401" calcext:value-type="float">
            <text:p>0.831401</text:p>
          </table:table-cell>
          <table:table-cell office:value-type="float" office:value="0.275234" calcext:value-type="float">
            <text:p>0.275234</text:p>
          </table:table-cell>
          <table:table-cell office:value-type="float" office:value="0.919089" calcext:value-type="float">
            <text:p>0.919089</text:p>
          </table:table-cell>
          <table:table-cell table:style-name="ce6" table:formula="of:=(([.B16]*[.C16]*4)/[.G16])/(1000*1000*1000)" office:value-type="float" office:value="8.42467614474469" calcext:value-type="float">
            <text:p>8.4246761447</text:p>
          </table:table-cell>
          <table:table-cell table:style-name="ce6" table:formula="of:=(([.B16]*[.C16]*4)/[.H16])/(1000*1000*1000)" office:value-type="float" office:value="2.5829697678978" calcext:value-type="float">
            <text:p>2.5829697679</text:p>
          </table:table-cell>
          <table:table-cell table:style-name="Default" table:formula="of:=(([.B16]*[.C16]*4)/[.I16])/(1000*1000*1000)" office:value-type="float" office:value="7.80239232071619" calcext:value-type="float">
            <text:p>7.8023923207</text:p>
          </table:table-cell>
          <table:table-cell table:style-name="Default" table:formula="of:=(([.B16]*[.C16]*4)/[.J16])/(1000*1000*1000)" office:value-type="float" office:value="2.33653503414794" calcext:value-type="float">
            <text:p>2.33653503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6" calcext:value-type="float">
            <text:p>16</text:p>
          </table:table-cell>
          <table:table-cell table:style-name="Default" table:formula="of:=([.B17]*[.C17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PGA</text:p>
          </table:table-cell>
          <table:table-cell office:value-type="float" office:value="1.58017" calcext:value-type="float">
            <text:p>1.58017</text:p>
          </table:table-cell>
          <table:table-cell office:value-type="float" office:value="1.93102" calcext:value-type="float">
            <text:p>1.93102</text:p>
          </table:table-cell>
          <table:table-cell office:value-type="float" office:value="1.6063" calcext:value-type="float">
            <text:p>1.6063</text:p>
          </table:table-cell>
          <table:table-cell office:value-type="float" office:value="2.02699" calcext:value-type="float">
            <text:p>2.02699</text:p>
          </table:table-cell>
          <table:table-cell table:style-name="ce6" table:formula="of:=(([.B17]*[.C17]*4)/[.G17])/(1000*1000*1000)" office:value-type="float" office:value="1.35902064208281" calcext:value-type="float">
            <text:p>1.3590206421</text:p>
          </table:table-cell>
          <table:table-cell table:style-name="ce6" table:formula="of:=(([.B17]*[.C17]*4)/[.H17])/(1000*1000*1000)" office:value-type="float" office:value="1.11209808702137" calcext:value-type="float">
            <text:p>1.112098087</text:p>
          </table:table-cell>
          <table:table-cell table:style-name="Default" table:formula="of:=(([.B17]*[.C17]*4)/[.I17])/(1000*1000*1000)" office:value-type="float" office:value="1.33691318433667" calcext:value-type="float">
            <text:p>1.3369131843</text:p>
          </table:table-cell>
          <table:table-cell table:style-name="Default" table:formula="of:=(([.B17]*[.C17]*4)/[.J17])/(1000*1000*1000)" office:value-type="float" office:value="1.05944461886837" calcext:value-type="float">
            <text:p>1.0594446189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6"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table:style-name="Default" table:formula="of:=([.B19]*[.C19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naive</text:p>
          </table:table-cell>
          <table:table-cell office:value-type="float" office:value="1.13531" calcext:value-type="float">
            <text:p>1.13531</text:p>
          </table:table-cell>
          <table:table-cell office:value-type="float" office:value="3.51621" calcext:value-type="float">
            <text:p>3.51621</text:p>
          </table:table-cell>
          <table:table-cell table:style-name="Default" office:value-type="float" office:value="2.10625" calcext:value-type="float">
            <text:p>2.10625</text:p>
          </table:table-cell>
          <table:table-cell office:value-type="float" office:value="3.95356" calcext:value-type="float">
            <text:p>3.95356</text:p>
          </table:table-cell>
          <table:table-cell table:style-name="ce6" table:formula="of:=(([.B19]*[.C19]*4)/[.G19])/(1000*1000*1000)" office:value-type="float" office:value="1.89153944561397" calcext:value-type="float">
            <text:p>1.8915394456</text:p>
          </table:table-cell>
          <table:table-cell table:style-name="ce6" table:formula="of:=(([.B19]*[.C19]*4)/[.H19])/(1000*1000*1000)" office:value-type="float" office:value="0.610738166378004" calcext:value-type="float">
            <text:p>0.6107381664</text:p>
          </table:table-cell>
          <table:table-cell table:style-name="Default" table:formula="of:=(([.B19]*[.C19]*4)/[.I19])/(1000*1000*1000)" office:value-type="float" office:value="1.01957680617211" calcext:value-type="float">
            <text:p>1.0195768062</text:p>
          </table:table-cell>
          <table:table-cell table:style-name="Default" table:formula="of:=(([.B19]*[.C19]*4)/[.J19])/(1000*1000*1000)" office:value-type="float" office:value="0.543177199283684" calcext:value-type="float">
            <text:p>0.54317719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table:style-name="Default" table:formula="of:=([.B20]*[.C20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1</text:p>
          </table:table-cell>
          <table:table-cell office:value-type="float" office:value="0.28874" calcext:value-type="float">
            <text:p>0.28874</text:p>
          </table:table-cell>
          <table:table-cell table:style-name="Default" office:value-type="float" office:value="2.67706" calcext:value-type="float">
            <text:p>2.67706</text:p>
          </table:table-cell>
          <table:table-cell table:style-name="Default" office:value-type="float" office:value="1.21824" calcext:value-type="float">
            <text:p>1.21824</text:p>
          </table:table-cell>
          <table:table-cell office:value-type="float" office:value="3.11605" calcext:value-type="float">
            <text:p>3.11605</text:p>
          </table:table-cell>
          <table:table-cell table:style-name="ce6" table:formula="of:=(([.B20]*[.C20]*4)/[.G20])/(1000*1000*1000)" office:value-type="float" office:value="7.43743038027291" calcext:value-type="float">
            <text:p>7.4374303803</text:p>
          </table:table-cell>
          <table:table-cell table:style-name="ce6" table:formula="of:=(([.B20]*[.C20]*4)/[.H20])/(1000*1000*1000)" office:value-type="float" office:value="0.802179871949078" calcext:value-type="float">
            <text:p>0.8021798719</text:p>
          </table:table-cell>
          <table:table-cell table:style-name="Default" table:formula="of:=(([.B20]*[.C20]*4)/[.I20])/(1000*1000*1000)" office:value-type="float" office:value="1.76277551878119" calcext:value-type="float">
            <text:p>1.7627755188</text:p>
          </table:table-cell>
          <table:table-cell table:style-name="Default" table:formula="of:=(([.B20]*[.C20]*4)/[.J20])/(1000*1000*1000)" office:value-type="float" office:value="0.689168546075962" calcext:value-type="float">
            <text:p>0.68916854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table:style-name="Default" table:formula="of:=([.B21]*[.C21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2</text:p>
          </table:table-cell>
          <table:table-cell table:style-name="Default" office:value-type="float" office:value="0.166336" calcext:value-type="float">
            <text:p>0.166336</text:p>
          </table:table-cell>
          <table:table-cell table:style-name="Default" office:value-type="float" office:value="1.34657" calcext:value-type="float">
            <text:p>1.34657</text:p>
          </table:table-cell>
          <table:table-cell table:style-name="Default" office:value-type="float" office:value="0.610839" calcext:value-type="float">
            <text:p>0.610839</text:p>
          </table:table-cell>
          <table:table-cell table:style-name="Default" office:value-type="float" office:value="1.58092" calcext:value-type="float">
            <text:p>1.58092</text:p>
          </table:table-cell>
          <table:table-cell table:style-name="ce6" table:formula="of:=(([.B21]*[.C21]*4)/[.G21])/(1000*1000*1000)" office:value-type="float" office:value="12.9105163524432" calcext:value-type="float">
            <text:p>12.9105163524</text:p>
          </table:table-cell>
          <table:table-cell table:style-name="ce6" table:formula="of:=(([.B21]*[.C21]*4)/[.H21])/(1000*1000*1000)" office:value-type="float" office:value="1.59478055206933" calcext:value-type="float">
            <text:p>1.5947805521</text:p>
          </table:table-cell>
          <table:table-cell table:style-name="Default" table:formula="of:=(([.B21]*[.C21]*4)/[.I21])/(1000*1000*1000)" office:value-type="float" office:value="3.51562956523732" calcext:value-type="float">
            <text:p>3.5156295652</text:p>
          </table:table-cell>
          <table:table-cell table:style-name="Default" table:formula="of:=(([.B21]*[.C21]*4)/[.J21])/(1000*1000*1000)" office:value-type="float" office:value="1.35837591275966" calcext:value-type="float">
            <text:p>1.35837591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table:style-name="Default" table:formula="of:=([.B22]*[.C22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4</text:p>
          </table:table-cell>
          <table:table-cell table:style-name="Default" office:value-type="float" office:value="0.0855314" calcext:value-type="float">
            <text:p>0.0855314</text:p>
          </table:table-cell>
          <table:table-cell table:style-name="Default" office:value-type="float" office:value="0.739998" calcext:value-type="float">
            <text:p>0.739998</text:p>
          </table:table-cell>
          <table:table-cell table:style-name="Default" office:value-type="float" office:value="0.384103" calcext:value-type="float">
            <text:p>0.384103</text:p>
          </table:table-cell>
          <table:table-cell table:style-name="Default" office:value-type="float" office:value="0.862026" calcext:value-type="float">
            <text:p>0.862026</text:p>
          </table:table-cell>
          <table:table-cell table:style-name="ce6" table:formula="of:=(([.B22]*[.C22]*4)/[.G22])/(1000*1000*1000)" office:value-type="float" office:value="25.107547029512" calcext:value-type="float">
            <text:p>25.1075470295</text:p>
          </table:table-cell>
          <table:table-cell table:style-name="ce6" table:formula="of:=(([.B22]*[.C22]*4)/[.H22])/(1000*1000*1000)" office:value-type="float" office:value="2.90201277300749" calcext:value-type="float">
            <text:p>2.902012773</text:p>
          </table:table-cell>
          <table:table-cell table:style-name="Default" table:formula="of:=(([.B22]*[.C22]*4)/[.I22])/(1000*1000*1000)" office:value-type="float" office:value="5.59090568935936" calcext:value-type="float">
            <text:p>5.5909056894</text:p>
          </table:table-cell>
          <table:table-cell table:style-name="Default" table:formula="of:=(([.B22]*[.C22]*4)/[.J22])/(1000*1000*1000)" office:value-type="float" office:value="2.49120519334684" calcext:value-type="float">
            <text:p>2.49120519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table:style-name="Default" table:formula="of:=([.B23]*[.C23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8</text:p>
          </table:table-cell>
          <table:table-cell table:style-name="Default" office:value-type="float" office:value="0.0603022" calcext:value-type="float">
            <text:p>0.0603022</text:p>
          </table:table-cell>
          <table:table-cell table:style-name="Default" office:value-type="float" office:value="0.389647" calcext:value-type="float">
            <text:p>0.389647</text:p>
          </table:table-cell>
          <table:table-cell table:style-name="Default" office:value-type="float" office:value="0.186496" calcext:value-type="float">
            <text:p>0.186496</text:p>
          </table:table-cell>
          <table:table-cell table:style-name="Default" office:value-type="float" office:value="0.465522" calcext:value-type="float">
            <text:p>0.465522</text:p>
          </table:table-cell>
          <table:table-cell table:style-name="ce6" table:formula="of:=(([.B23]*[.C23]*4)/[.G23])/(1000*1000*1000)" office:value-type="float" office:value="35.612028217876" calcext:value-type="float">
            <text:p>35.6120282179</text:p>
          </table:table-cell>
          <table:table-cell table:style-name="ce6" table:formula="of:=(([.B23]*[.C23]*4)/[.H23])/(1000*1000*1000)" office:value-type="float" office:value="5.51135681270483" calcext:value-type="float">
            <text:p>5.5113568127</text:p>
          </table:table-cell>
          <table:table-cell table:style-name="Default" table:formula="of:=(([.B23]*[.C23]*4)/[.I23])/(1000*1000*1000)" office:value-type="float" office:value="11.51490459849" calcext:value-type="float">
            <text:p>11.5149045985</text:p>
          </table:table-cell>
          <table:table-cell table:style-name="Default" table:formula="of:=(([.B23]*[.C23]*4)/[.J23])/(1000*1000*1000)" office:value-type="float" office:value="4.61306586584522" calcext:value-type="float">
            <text:p>4.61306586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table:style-name="Default" table:formula="of:=([.B24]*[.C24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14</text:p>
          </table:table-cell>
          <table:table-cell office:value-type="float" office:value="0.0435964" calcext:value-type="float">
            <text:p>0.0435964</text:p>
          </table:table-cell>
          <table:table-cell office:value-type="float" office:value="0.258474" calcext:value-type="float">
            <text:p>0.258474</text:p>
          </table:table-cell>
          <table:table-cell table:style-name="Default" office:value-type="float" office:value="0.132096" calcext:value-type="float">
            <text:p>0.132096</text:p>
          </table:table-cell>
          <table:table-cell office:value-type="float" office:value="0.303301" calcext:value-type="float">
            <text:p>0.303301</text:p>
          </table:table-cell>
          <table:table-cell table:style-name="ce6" table:formula="of:=(([.B24]*[.C24]*4)/[.G24])/(1000*1000*1000)" office:value-type="float" office:value="49.2582793074658" calcext:value-type="float">
            <text:p>49.2582793075</text:p>
          </table:table-cell>
          <table:table-cell table:style-name="ce6" table:formula="of:=(([.B24]*[.C24]*4)/[.H24])/(1000*1000*1000)" office:value-type="float" office:value="8.30831591572073" calcext:value-type="float">
            <text:p>8.3083159157</text:p>
          </table:table-cell>
          <table:table-cell table:style-name="Default" table:formula="of:=(([.B24]*[.C24]*4)/[.I24])/(1000*1000*1000)" office:value-type="float" office:value="16.256992248062" calcext:value-type="float">
            <text:p>16.2569922481</text:p>
          </table:table-cell>
          <table:table-cell table:style-name="Default" table:formula="of:=(([.B24]*[.C24]*4)/[.J24])/(1000*1000*1000)" office:value-type="float" office:value="7.08037114285809" calcext:value-type="float">
            <text:p>7.08037114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table:style-name="Default" table:formula="of:=([.B25]*[.C25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PGA (1 instance)</text:p>
          </table:table-cell>
          <table:table-cell office:value-type="float" office:value="0.239816" calcext:value-type="float">
            <text:p>0.239816</text:p>
          </table:table-cell>
          <table:table-cell office:value-type="float" office:value="0.44551" calcext:value-type="float">
            <text:p>0.44551</text:p>
          </table:table-cell>
          <table:table-cell office:value-type="float" office:value="0.250756" calcext:value-type="float">
            <text:p>0.250756</text:p>
          </table:table-cell>
          <table:table-cell office:value-type="float" office:value="0.500787" calcext:value-type="float">
            <text:p>0.500787</text:p>
          </table:table-cell>
          <table:table-cell table:style-name="ce6" table:formula="of:=(([.B25]*[.C25]*4)/[.G25])/(1000*1000*1000)" office:value-type="float" office:value="8.95471381392401" calcext:value-type="float">
            <text:p>8.9547138139</text:p>
          </table:table-cell>
          <table:table-cell table:style-name="ce6" table:formula="of:=(([.B25]*[.C25]*4)/[.H25])/(1000*1000*1000)" office:value-type="float" office:value="4.82028158290499" calcext:value-type="float">
            <text:p>4.8202815829</text:p>
          </table:table-cell>
          <table:table-cell table:style-name="Default" table:formula="of:=(([.B25]*[.C25]*4)/[.I25])/(1000*1000*1000)" office:value-type="float" office:value="8.5640369442805" calcext:value-type="float">
            <text:p>8.5640369443</text:p>
          </table:table-cell>
          <table:table-cell table:style-name="Default" table:formula="of:=(([.B25]*[.C25]*4)/[.J25])/(1000*1000*1000)" office:value-type="float" office:value="4.28821764143239" calcext:value-type="float">
            <text:p>4.28821764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table:style-name="Default" table:formula="of:=([.B26]*[.C26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PGA (2 instances)</text:p>
          </table:table-cell>
          <table:table-cell office:value-type="float" office:value="0.17002" calcext:value-type="float">
            <text:p>0.17002</text:p>
          </table:table-cell>
          <table:table-cell office:value-type="float" office:value="0.222127" calcext:value-type="float">
            <text:p>0.222127</text:p>
          </table:table-cell>
          <table:table-cell office:value-type="float" office:value="0.173888" calcext:value-type="float">
            <text:p>0.173888</text:p>
          </table:table-cell>
          <table:table-cell office:value-type="float" office:value="0.2499" calcext:value-type="float">
            <text:p>0.2499</text:p>
          </table:table-cell>
          <table:table-cell table:style-name="ce6" table:formula="of:=(([.B26]*[.C26]*4)/[.G26])/(1000*1000*1000)" office:value-type="float" office:value="12.6307707799082" calcext:value-type="float">
            <text:p>12.6307707799</text:p>
          </table:table-cell>
          <table:table-cell table:style-name="ce6" table:formula="of:=(([.B26]*[.C26]*4)/[.H26])/(1000*1000*1000)" office:value-type="float" office:value="9.66781907647427" calcext:value-type="float">
            <text:p>9.6678190765</text:p>
          </table:table-cell>
          <table:table-cell table:style-name="Default" table:formula="of:=(([.B26]*[.C26]*4)/[.I26])/(1000*1000*1000)" office:value-type="float" office:value="12.3498093485462" calcext:value-type="float">
            <text:p>12.3498093485</text:p>
          </table:table-cell>
          <table:table-cell table:style-name="Default" table:formula="of:=(([.B26]*[.C26]*4)/[.J26])/(1000*1000*1000)" office:value-type="float" office:value="8.59337194077631" calcext:value-type="float">
            <text:p>8.59337194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table:style-name="Default" table:formula="of:=([.B27]*[.C27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PGA (4 instances)</text:p>
          </table:table-cell>
          <table:table-cell office:value-type="float" office:value="0.117057" calcext:value-type="float">
            <text:p>0.117057</text:p>
          </table:table-cell>
          <table:table-cell table:style-name="Default" office:value-type="float" office:value="0.112847" calcext:value-type="float">
            <text:p>0.112847</text:p>
          </table:table-cell>
          <table:table-cell office:value-type="float" office:value="0.118702" calcext:value-type="float">
            <text:p>0.118702</text:p>
          </table:table-cell>
          <table:table-cell table:style-name="Default" office:value-type="float" office:value="0.128325" calcext:value-type="float">
            <text:p>0.128325</text:p>
          </table:table-cell>
          <table:table-cell table:style-name="ce6" table:formula="of:=(([.B27]*[.C27]*4)/[.G27])/(1000*1000*1000)" office:value-type="float" office:value="18.3456234825769" calcext:value-type="float">
            <text:p>18.3456234826</text:p>
          </table:table-cell>
          <table:table-cell table:style-name="ce6" table:formula="of:=(([.B27]*[.C27]*4)/[.H27])/(1000*1000*1000)" office:value-type="float" office:value="19.0300464168299" calcext:value-type="float">
            <text:p>19.0300464168</text:p>
          </table:table-cell>
          <table:table-cell table:style-name="Default" table:formula="of:=(([.B27]*[.C27]*4)/[.I27])/(1000*1000*1000)" office:value-type="float" office:value="18.0913855537396" calcext:value-type="float">
            <text:p>18.0913855537</text:p>
          </table:table-cell>
          <table:table-cell table:style-name="Default" table:formula="of:=(([.B27]*[.C27]*4)/[.J27])/(1000*1000*1000)" office:value-type="float" office:value="16.7347254860705" calcext:value-type="float">
            <text:p>16.73472548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table:style-name="Default" table:formula="of:=([.B28]*[.C28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naive</text:p>
          </table:table-cell>
          <table:table-cell table:style-name="Default" office:value-type="float" office:value="1.13953" calcext:value-type="float">
            <text:p>1.13953</text:p>
          </table:table-cell>
          <table:table-cell table:number-columns-repeated="3" table:style-name="ce4" office:value-type="string" calcext:value-type="string">
            <text:p>NA</text:p>
          </table:table-cell>
          <table:table-cell table:style-name="ce6" table:formula="of:=(([.B28]*[.C28]*4)/[.G28])/(1000*1000*1000)" office:value-type="float" office:value="1.88453454318886" calcext:value-type="float">
            <text:p>1.8845345432</text:p>
          </table:table-cell>
          <table:table-cell table:style-name="ce6" table:formula="of:=(([.B28]*[.C28]*4)/[.H28])/(1000*1000*1000)" office:value-type="string" office:string-value="" calcext:value-type="error">
            <text:p>#VALUE!</text:p>
          </table:table-cell>
          <table:table-cell table:style-name="Default" table:formula="of:=(([.B28]*[.C28]*4)/[.I28])/(1000*1000*1000)" office:value-type="string" office:string-value="" calcext:value-type="error">
            <text:p>#VALUE!</text:p>
          </table:table-cell>
          <table:table-cell table:style-name="Default" table:formula="of:=(([.B28]*[.C28]*4)/[.J28])/(1000*1000*1000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table:style-name="Default" table:formula="of:=([.B29]*[.C29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1</text:p>
          </table:table-cell>
          <table:table-cell office:value-type="float" office:value="0.463664" calcext:value-type="float">
            <text:p>0.463664</text:p>
          </table:table-cell>
          <table:table-cell table:style-name="ce5" office:value-type="float" office:value="5.21039" calcext:value-type="float">
            <text:p>5.21039</text:p>
          </table:table-cell>
          <table:table-cell table:style-name="ce5" office:value-type="float" office:value="2.28983" calcext:value-type="float">
            <text:p>2.28983</text:p>
          </table:table-cell>
          <table:table-cell table:style-name="ce5" office:value-type="float" office:value="6.11555" calcext:value-type="float">
            <text:p>6.11555</text:p>
          </table:table-cell>
          <table:table-cell table:style-name="ce6" table:formula="of:=(([.B29]*[.C29]*4)/[.G29])/(1000*1000*1000)" office:value-type="float" office:value="4.63155139928914" calcext:value-type="float">
            <text:p>4.6315513993</text:p>
          </table:table-cell>
          <table:table-cell table:style-name="ce6" table:formula="of:=(([.B29]*[.C29]*4)/[.H29])/(1000*1000*1000)" office:value-type="float" office:value="0.412154109001438" calcext:value-type="float">
            <text:p>0.412154109</text:p>
          </table:table-cell>
          <table:table-cell table:style-name="Default" table:formula="of:=(([.B29]*[.C29]*4)/[.I29])/(1000*1000*1000)" office:value-type="float" office:value="0.937835406121852" calcext:value-type="float">
            <text:p>0.9378354061</text:p>
          </table:table-cell>
          <table:table-cell table:style-name="Default" table:formula="of:=(([.B29]*[.C29]*4)/[.J29])/(1000*1000*1000)" office:value-type="float" office:value="0.351151351554643" calcext:value-type="float">
            <text:p>0.35115135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table:style-name="Default" table:formula="of:=([.B30]*[.C30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2</text:p>
          </table:table-cell>
          <table:table-cell table:style-name="Default" office:value-type="float" office:value="0.243201" calcext:value-type="float">
            <text:p>0.243201</text:p>
          </table:table-cell>
          <table:table-cell table:style-name="Default" office:value-type="float" office:value="2.61475" calcext:value-type="float">
            <text:p>2.61475</text:p>
          </table:table-cell>
          <table:table-cell table:style-name="Default" office:value-type="float" office:value="1.15649" calcext:value-type="float">
            <text:p>1.15649</text:p>
          </table:table-cell>
          <table:table-cell table:style-name="Default" office:value-type="float" office:value="3.05984" calcext:value-type="float">
            <text:p>3.05984</text:p>
          </table:table-cell>
          <table:table-cell table:style-name="ce6" table:formula="of:=(([.B30]*[.C30]*4)/[.G30])/(1000*1000*1000)" office:value-type="float" office:value="8.83007737632658" calcext:value-type="float">
            <text:p>8.8300773763</text:p>
          </table:table-cell>
          <table:table-cell table:style-name="ce6" table:formula="of:=(([.B30]*[.C30]*4)/[.H30])/(1000*1000*1000)" office:value-type="float" office:value="0.82129597399369" calcext:value-type="float">
            <text:p>0.821295974</text:p>
          </table:table-cell>
          <table:table-cell table:style-name="Default" table:formula="of:=(([.B30]*[.C30]*4)/[.I30])/(1000*1000*1000)" office:value-type="float" office:value="1.85689772328338" calcext:value-type="float">
            <text:p>1.8568977233</text:p>
          </table:table-cell>
          <table:table-cell table:style-name="Default" table:formula="of:=(([.B30]*[.C30]*4)/[.J30])/(1000*1000*1000)" office:value-type="float" office:value="0.701828738757582" calcext:value-type="float">
            <text:p>0.70182873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table:style-name="Default" table:formula="of:=([.B31]*[.C31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4</text:p>
          </table:table-cell>
          <table:table-cell table:style-name="Default" office:value-type="float" office:value="0.136057" calcext:value-type="float">
            <text:p>0.136057</text:p>
          </table:table-cell>
          <table:table-cell table:style-name="Default" office:value-type="float" office:value="1.4406" calcext:value-type="float">
            <text:p>1.4406</text:p>
          </table:table-cell>
          <table:table-cell table:style-name="Default" office:value-type="float" office:value="0.642682" calcext:value-type="float">
            <text:p>0.642682</text:p>
          </table:table-cell>
          <table:table-cell table:style-name="Default" office:value-type="float" office:value="1.68336" calcext:value-type="float">
            <text:p>1.68336</text:p>
          </table:table-cell>
          <table:table-cell table:style-name="ce6" table:formula="of:=(([.B31]*[.C31]*4)/[.G31])/(1000*1000*1000)" office:value-type="float" office:value="15.7837057115768" calcext:value-type="float">
            <text:p>15.7837057116</text:p>
          </table:table-cell>
          <table:table-cell table:style-name="ce6" table:formula="of:=(([.B31]*[.C31]*4)/[.H31])/(1000*1000*1000)" office:value-type="float" office:value="1.49068696931834" calcext:value-type="float">
            <text:p>1.4906869693</text:p>
          </table:table-cell>
          <table:table-cell table:style-name="Default" table:formula="of:=(([.B31]*[.C31]*4)/[.I31])/(1000*1000*1000)" office:value-type="float" office:value="3.34144047600524" calcext:value-type="float">
            <text:p>3.341440476</text:p>
          </table:table-cell>
          <table:table-cell table:style-name="Default" table:formula="of:=(([.B31]*[.C31]*4)/[.J31])/(1000*1000*1000)" office:value-type="float" office:value="1.2757126508887" calcext:value-type="float">
            <text:p>1.27571265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table:style-name="Default" table:formula="of:=([.B32]*[.C32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8</text:p>
          </table:table-cell>
          <table:table-cell table:style-name="Default" office:value-type="float" office:value="0.0795504" calcext:value-type="float">
            <text:p>0.0795504</text:p>
          </table:table-cell>
          <table:table-cell table:style-name="Default" office:value-type="float" office:value="0.749776" calcext:value-type="float">
            <text:p>0.749776</text:p>
          </table:table-cell>
          <table:table-cell table:style-name="Default" office:value-type="float" office:value="0.339258" calcext:value-type="float">
            <text:p>0.339258</text:p>
          </table:table-cell>
          <table:table-cell table:style-name="Default" office:value-type="float" office:value="0.883618" calcext:value-type="float">
            <text:p>0.883618</text:p>
          </table:table-cell>
          <table:table-cell table:style-name="ce6" table:formula="of:=(([.B32]*[.C32]*4)/[.G32])/(1000*1000*1000)" office:value-type="float" office:value="26.995258955329" calcext:value-type="float">
            <text:p>26.9952589553</text:p>
          </table:table-cell>
          <table:table-cell table:style-name="ce6" table:formula="of:=(([.B32]*[.C32]*4)/[.H32])/(1000*1000*1000)" office:value-type="float" office:value="2.86416696186594" calcext:value-type="float">
            <text:p>2.8641669619</text:p>
          </table:table-cell>
          <table:table-cell table:style-name="Default" table:formula="of:=(([.B32]*[.C32]*4)/[.I32])/(1000*1000*1000)" office:value-type="float" office:value="6.32994254520159" calcext:value-type="float">
            <text:p>6.3299425452</text:p>
          </table:table-cell>
          <table:table-cell table:style-name="Default" table:formula="of:=(([.B32]*[.C32]*4)/[.J32])/(1000*1000*1000)" office:value-type="float" office:value="2.43033035542508" calcext:value-type="float">
            <text:p>2.43033035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table:style-name="Default" table:formula="of:=([.B33]*[.C33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14</text:p>
          </table:table-cell>
          <table:table-cell office:value-type="float" office:value="0.0699204" calcext:value-type="float">
            <text:p>0.0699204</text:p>
          </table:table-cell>
          <table:table-cell office:value-type="float" office:value="0.57169" calcext:value-type="float">
            <text:p>0.57169</text:p>
          </table:table-cell>
          <table:table-cell office:value-type="float" office:value="0.234903" calcext:value-type="float">
            <text:p>0.234903</text:p>
          </table:table-cell>
          <table:table-cell office:value-type="float" office:value="0.60736" calcext:value-type="float">
            <text:p>0.60736</text:p>
          </table:table-cell>
          <table:table-cell table:style-name="ce6" table:formula="of:=(([.B33]*[.C33]*4)/[.G33])/(1000*1000*1000)" office:value-type="float" office:value="30.7132631964348" calcext:value-type="float">
            <text:p>30.7132631964</text:p>
          </table:table-cell>
          <table:table-cell table:style-name="ce6" table:formula="of:=(([.B33]*[.C33]*4)/[.H33])/(1000*1000*1000)" office:value-type="float" office:value="3.75637784113768" calcext:value-type="float">
            <text:p>3.7563778411</text:p>
          </table:table-cell>
          <table:table-cell table:style-name="Default" table:formula="of:=(([.B33]*[.C33]*4)/[.I33])/(1000*1000*1000)" office:value-type="float" office:value="9.14200179648621" calcext:value-type="float">
            <text:p>9.1420017965</text:p>
          </table:table-cell>
          <table:table-cell table:style-name="Default" table:formula="of:=(([.B33]*[.C33]*4)/[.J33])/(1000*1000*1000)" office:value-type="float" office:value="3.53576733403583" calcext:value-type="float">
            <text:p>3.5357673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table:style-name="Default" table:formula="of:=([.B34]*[.C34]*4)/(1000*1000)" office:value-type="float" office:value="2147.483648" calcext:value-type="float">
            <text:p>2147.48364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PGA</text:p>
          </table:table-cell>
          <table:table-cell office:value-type="float" office:value="1.58844" calcext:value-type="float">
            <text:p>1.58844</text:p>
          </table:table-cell>
          <table:table-cell office:value-type="float" office:value="1.99322" calcext:value-type="float">
            <text:p>1.99322</text:p>
          </table:table-cell>
          <table:table-cell office:value-type="float" office:value="1.61514" calcext:value-type="float">
            <text:p>1.61514</text:p>
          </table:table-cell>
          <table:table-cell office:value-type="float" office:value="2.03886" calcext:value-type="float">
            <text:p>2.03886</text:p>
          </table:table-cell>
          <table:table-cell table:style-name="ce6" table:formula="of:=(([.B34]*[.C34]*4)/[.G34])/(1000*1000*1000)" office:value-type="float" office:value="1.35194508322631" calcext:value-type="float">
            <text:p>1.3519450832</text:p>
          </table:table-cell>
          <table:table-cell table:style-name="ce6" table:formula="of:=(([.B34]*[.C34]*4)/[.H34])/(1000*1000*1000)" office:value-type="float" office:value="1.07739419030513" calcext:value-type="float">
            <text:p>1.0773941903</text:p>
          </table:table-cell>
          <table:table-cell table:style-name="Default" table:formula="of:=(([.B34]*[.C34]*4)/[.I34])/(1000*1000*1000)" office:value-type="float" office:value="1.32959597805763" calcext:value-type="float">
            <text:p>1.3295959781</text:p>
          </table:table-cell>
          <table:table-cell table:style-name="Default" table:formula="of:=(([.B34]*[.C34]*4)/[.J34])/(1000*1000*1000)" office:value-type="float" office:value="1.05327665852486" calcext:value-type="float">
            <text:p>1.0532766585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11"/>
          <table:table-cell table:number-columns-repeated="10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36]*[.C36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naive</text:p>
          </table:table-cell>
          <table:table-cell table:style-name="Default" office:value-type="float" office:value="1.4175" calcext:value-type="float">
            <text:p>1.4175</text:p>
          </table:table-cell>
          <table:table-cell table:style-name="Default" office:value-type="float" office:value="4.4188" calcext:value-type="float">
            <text:p>4.4188</text:p>
          </table:table-cell>
          <table:table-cell table:style-name="Default" office:value-type="float" office:value="2.67481" calcext:value-type="float">
            <text:p>2.67481</text:p>
          </table:table-cell>
          <table:table-cell table:style-name="Default" office:value-type="float" office:value="4.94192" calcext:value-type="float">
            <text:p>4.94192</text:p>
          </table:table-cell>
          <table:table-cell table:style-name="ce6" table:formula="of:=(([.B36]*[.C36]*4)/[.G36])/(1000*1000*1000)" office:value-type="float" office:value="1.92331400352734" calcext:value-type="float">
            <text:p>1.9233140035</text:p>
          </table:table-cell>
          <table:table-cell table:style-name="ce6" table:formula="of:=(([.B36]*[.C36]*4)/[.H36])/(1000*1000*1000)" office:value-type="float" office:value="0.616976916809994" calcext:value-type="float">
            <text:p>0.6169769168</text:p>
          </table:table-cell>
          <table:table-cell table:style-name="Default" table:formula="of:=(([.B36]*[.C36]*4)/[.I36])/(1000*1000*1000)" office:value-type="float" office:value="1.01924906815811" calcext:value-type="float">
            <text:p>1.0192490682</text:p>
          </table:table-cell>
          <table:table-cell table:style-name="Default" table:formula="of:=(([.B36]*[.C36]*4)/[.J36])/(1000*1000*1000)" office:value-type="float" office:value="0.551667691909217" calcext:value-type="float">
            <text:p>0.55166769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37]*[.C37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1</text:p>
          </table:table-cell>
          <table:table-cell office:value-type="float" office:value="0.370872" calcext:value-type="float">
            <text:p>0.370872</text:p>
          </table:table-cell>
          <table:table-cell office:value-type="float" office:value="3.40627" calcext:value-type="float">
            <text:p>3.40627</text:p>
          </table:table-cell>
          <table:table-cell office:value-type="float" office:value="1.57064" calcext:value-type="float">
            <text:p>1.57064</text:p>
          </table:table-cell>
          <table:table-cell office:value-type="float" office:value="3.95017" calcext:value-type="float">
            <text:p>3.95017</text:p>
          </table:table-cell>
          <table:table-cell table:style-name="ce6" table:formula="of:=(([.B37]*[.C37]*4)/[.G37])/(1000*1000*1000)" office:value-type="float" office:value="7.3510472615889" calcext:value-type="float">
            <text:p>7.3510472616</text:p>
          </table:table-cell>
          <table:table-cell table:style-name="ce6" table:formula="of:=(([.B37]*[.C37]*4)/[.H37])/(1000*1000*1000)" office:value-type="float" office:value="0.800376247332126" calcext:value-type="float">
            <text:p>0.8003762473</text:p>
          </table:table-cell>
          <table:table-cell table:style-name="Default" table:formula="of:=(([.B37]*[.C37]*4)/[.I37])/(1000*1000*1000)" office:value-type="float" office:value="1.73578770437529" calcext:value-type="float">
            <text:p>1.7357877044</text:p>
          </table:table-cell>
          <table:table-cell table:style-name="Default" table:formula="of:=(([.B37]*[.C37]*4)/[.J37])/(1000*1000*1000)" office:value-type="float" office:value="0.690172220436082" calcext:value-type="float">
            <text:p>0.69017222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38]*[.C38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2</text:p>
          </table:table-cell>
          <table:table-cell office:value-type="float" office:value="0.195446" calcext:value-type="float">
            <text:p>0.195446</text:p>
          </table:table-cell>
          <table:table-cell office:value-type="float" office:value="1.70584" calcext:value-type="float">
            <text:p>1.70584</text:p>
          </table:table-cell>
          <table:table-cell office:value-type="float" office:value="0.796726" calcext:value-type="float">
            <text:p>0.796726</text:p>
          </table:table-cell>
          <table:table-cell office:value-type="float" office:value="2.00743" calcext:value-type="float">
            <text:p>2.00743</text:p>
          </table:table-cell>
          <table:table-cell table:style-name="ce6" table:formula="of:=(([.B38]*[.C38]*4)/[.G38])/(1000*1000*1000)" office:value-type="float" office:value="13.9491092168681" calcext:value-type="float">
            <text:p>13.9491092169</text:p>
          </table:table-cell>
          <table:table-cell table:style-name="ce6" table:formula="of:=(([.B38]*[.C38]*4)/[.H38])/(1000*1000*1000)" office:value-type="float" office:value="1.59821413497163" calcext:value-type="float">
            <text:p>1.598214135</text:p>
          </table:table-cell>
          <table:table-cell table:style-name="Default" table:formula="of:=(([.B38]*[.C38]*4)/[.I38])/(1000*1000*1000)" office:value-type="float" office:value="3.42187602764313" calcext:value-type="float">
            <text:p>3.4218760276</text:p>
          </table:table-cell>
          <table:table-cell table:style-name="Default" table:formula="of:=(([.B38]*[.C38]*4)/[.J38])/(1000*1000*1000)" office:value-type="float" office:value="1.35810344569923" calcext:value-type="float">
            <text:p>1.35810344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39]*[.C39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4</text:p>
          </table:table-cell>
          <table:table-cell office:value-type="float" office:value="0.107834" calcext:value-type="float">
            <text:p>0.107834</text:p>
          </table:table-cell>
          <table:table-cell office:value-type="float" office:value="0.962012" calcext:value-type="float">
            <text:p>0.962012</text:p>
          </table:table-cell>
          <table:table-cell office:value-type="float" office:value="0.428058" calcext:value-type="float">
            <text:p>0.428058</text:p>
          </table:table-cell>
          <table:table-cell office:value-type="float" office:value="1.09796" calcext:value-type="float">
            <text:p>1.09796</text:p>
          </table:table-cell>
          <table:table-cell table:style-name="ce6" table:formula="of:=(([.B39]*[.C39]*4)/[.G39])/(1000*1000*1000)" office:value-type="float" office:value="25.2823562141811" calcext:value-type="float">
            <text:p>25.2823562142</text:p>
          </table:table-cell>
          <table:table-cell table:style-name="ce6" table:formula="of:=(([.B39]*[.C39]*4)/[.H39])/(1000*1000*1000)" office:value-type="float" office:value="2.83395383841366" calcext:value-type="float">
            <text:p>2.8339538384</text:p>
          </table:table-cell>
          <table:table-cell table:style-name="Default" table:formula="of:=(([.B39]*[.C39]*4)/[.I39])/(1000*1000*1000)" office:value-type="float" office:value="6.36899111802606" calcext:value-type="float">
            <text:p>6.368991118</text:p>
          </table:table-cell>
          <table:table-cell table:style-name="Default" table:formula="of:=(([.B39]*[.C39]*4)/[.J39])/(1000*1000*1000)" office:value-type="float" office:value="2.4830573062771" calcext:value-type="float">
            <text:p>2.48305730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40]*[.C40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8</text:p>
          </table:table-cell>
          <table:table-cell office:value-type="float" office:value="0.125181" calcext:value-type="float">
            <text:p>0.125181</text:p>
          </table:table-cell>
          <table:table-cell office:value-type="float" office:value="1.07129" calcext:value-type="float">
            <text:p>1.07129</text:p>
          </table:table-cell>
          <table:table-cell office:value-type="float" office:value="0.471682" calcext:value-type="float">
            <text:p>0.471682</text:p>
          </table:table-cell>
          <table:table-cell office:value-type="float" office:value="1.22596" calcext:value-type="float">
            <text:p>1.22596</text:p>
          </table:table-cell>
          <table:table-cell table:style-name="ce6" table:formula="of:=(([.B40]*[.C40]*4)/[.G40])/(1000*1000*1000)" office:value-type="float" office:value="21.7788450323931" calcext:value-type="float">
            <text:p>21.7788450324</text:p>
          </table:table-cell>
          <table:table-cell table:style-name="ce6" table:formula="of:=(([.B40]*[.C40]*4)/[.H40])/(1000*1000*1000)" office:value-type="float" office:value="2.54487356364756" calcext:value-type="float">
            <text:p>2.5448735636</text:p>
          </table:table-cell>
          <table:table-cell table:style-name="Default" table:formula="of:=(([.B40]*[.C40]*4)/[.I40])/(1000*1000*1000)" office:value-type="float" office:value="5.77994835503581" calcext:value-type="float">
            <text:p>5.779948355</text:p>
          </table:table-cell>
          <table:table-cell table:style-name="Default" table:formula="of:=(([.B40]*[.C40]*4)/[.J40])/(1000*1000*1000)" office:value-type="float" office:value="2.22380632320794" calcext:value-type="float">
            <text:p>2.22380632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41]*[.C41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14</text:p>
          </table:table-cell>
          <table:table-cell office:value-type="float" office:value="0.14227" calcext:value-type="float">
            <text:p>0.14227</text:p>
          </table:table-cell>
          <table:table-cell office:value-type="float" office:value="1.22054" calcext:value-type="float">
            <text:p>1.22054</text:p>
          </table:table-cell>
          <table:table-cell office:value-type="float" office:value="0.5443" calcext:value-type="float">
            <text:p>0.5443</text:p>
          </table:table-cell>
          <table:table-cell office:value-type="float" office:value="1.41864" calcext:value-type="float">
            <text:p>1.41864</text:p>
          </table:table-cell>
          <table:table-cell table:style-name="ce6" table:formula="of:=(([.B41]*[.C41]*4)/[.G41])/(1000*1000*1000)" office:value-type="float" office:value="19.1628424826035" calcext:value-type="float">
            <text:p>19.1628424826</text:p>
          </table:table-cell>
          <table:table-cell table:style-name="ce6" table:formula="of:=(([.B41]*[.C41]*4)/[.H41])/(1000*1000*1000)" office:value-type="float" office:value="2.23368148524424" calcext:value-type="float">
            <text:p>2.2336814852</text:p>
          </table:table-cell>
          <table:table-cell table:style-name="Default" table:formula="of:=(([.B41]*[.C41]*4)/[.I41])/(1000*1000*1000)" office:value-type="float" office:value="5.00881425684365" calcext:value-type="float">
            <text:p>5.0088142568</text:p>
          </table:table-cell>
          <table:table-cell table:style-name="Default" table:formula="of:=(([.B41]*[.C41]*4)/[.J41])/(1000*1000*1000)" office:value-type="float" office:value="1.92176845429425" calcext:value-type="float">
            <text:p>1.92176845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42]*[.C42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PGA (1 instance)</text:p>
          </table:table-cell>
          <table:table-cell office:value-type="float" office:value="0.295734" calcext:value-type="float">
            <text:p>0.295734</text:p>
          </table:table-cell>
          <table:table-cell office:value-type="float" office:value="0.551413" calcext:value-type="float">
            <text:p>0.551413</text:p>
          </table:table-cell>
          <table:table-cell office:value-type="float" office:value="0.310013" calcext:value-type="float">
            <text:p>0.310013</text:p>
          </table:table-cell>
          <table:table-cell office:value-type="float" office:value="0.620542" calcext:value-type="float">
            <text:p>0.620542</text:p>
          </table:table-cell>
          <table:table-cell table:style-name="ce6" table:formula="of:=(([.B42]*[.C42]*4)/[.G42])/(1000*1000*1000)" office:value-type="float" office:value="9.21874928144887" calcext:value-type="float">
            <text:p>9.2187492814</text:p>
          </table:table-cell>
          <table:table-cell table:style-name="ce6" table:formula="of:=(([.B42]*[.C42]*4)/[.H42])/(1000*1000*1000)" office:value-type="float" office:value="4.94420262126573" calcext:value-type="float">
            <text:p>4.9442026213</text:p>
          </table:table-cell>
          <table:table-cell table:style-name="Default" table:formula="of:=(([.B42]*[.C42]*4)/[.I42])/(1000*1000*1000)" office:value-type="float" office:value="8.7941396005974" calcext:value-type="float">
            <text:p>8.7941396006</text:p>
          </table:table-cell>
          <table:table-cell table:style-name="Default" table:formula="of:=(([.B42]*[.C42]*4)/[.J42])/(1000*1000*1000)" office:value-type="float" office:value="4.39341349981146" calcext:value-type="float">
            <text:p>4.3934134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43]*[.C43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PGA (2 instances)</text:p>
          </table:table-cell>
          <table:table-cell office:value-type="float" office:value="0.209112" calcext:value-type="float">
            <text:p>0.209112</text:p>
          </table:table-cell>
          <table:table-cell office:value-type="float" office:value="0.275789" calcext:value-type="float">
            <text:p>0.275789</text:p>
          </table:table-cell>
          <table:table-cell office:value-type="float" office:value="0.21459" calcext:value-type="float">
            <text:p>0.21459</text:p>
          </table:table-cell>
          <table:table-cell office:value-type="float" office:value="0.30818" calcext:value-type="float">
            <text:p>0.30818</text:p>
          </table:table-cell>
          <table:table-cell table:style-name="ce6" table:formula="of:=(([.B43]*[.C43]*4)/[.G43])/(1000*1000*1000)" office:value-type="float" office:value="13.0374995217874" calcext:value-type="float">
            <text:p>13.0374995218</text:p>
          </table:table-cell>
          <table:table-cell table:style-name="ce6" table:formula="of:=(([.B43]*[.C43]*4)/[.H43])/(1000*1000*1000)" office:value-type="float" office:value="9.88544720782917" calcext:value-type="float">
            <text:p>9.8854472078</text:p>
          </table:table-cell>
          <table:table-cell table:style-name="Default" table:formula="of:=(([.B43]*[.C43]*4)/[.I43])/(1000*1000*1000)" office:value-type="float" office:value="12.7046814856237" calcext:value-type="float">
            <text:p>12.7046814856</text:p>
          </table:table-cell>
          <table:table-cell table:style-name="Default" table:formula="of:=(([.B43]*[.C43]*4)/[.J43])/(1000*1000*1000)" office:value-type="float" office:value="8.84644558374976" calcext:value-type="float">
            <text:p>8.84644558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44]*[.C44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PGA (4 instances)</text:p>
          </table:table-cell>
          <table:table-cell office:value-type="float" office:value="0.144959" calcext:value-type="float">
            <text:p>0.144959</text:p>
          </table:table-cell>
          <table:table-cell office:value-type="float" office:value="0.151765" calcext:value-type="float">
            <text:p>0.151765</text:p>
          </table:table-cell>
          <table:table-cell office:value-type="float" office:value="0.14731" calcext:value-type="float">
            <text:p>0.14731</text:p>
          </table:table-cell>
          <table:table-cell office:value-type="float" office:value="0.158272" calcext:value-type="float">
            <text:p>0.158272</text:p>
          </table:table-cell>
          <table:table-cell table:style-name="ce6" table:formula="of:=(([.B44]*[.C44]*4)/[.G44])/(1000*1000*1000)" office:value-type="float" office:value="18.8073703598949" calcext:value-type="float">
            <text:p>18.8073703599</text:p>
          </table:table-cell>
          <table:table-cell table:style-name="ce6" table:formula="of:=(([.B44]*[.C44]*4)/[.H44])/(1000*1000*1000)" office:value-type="float" office:value="17.9639416202682" calcext:value-type="float">
            <text:p>17.9639416203</text:p>
          </table:table-cell>
          <table:table-cell table:style-name="Default" table:formula="of:=(([.B44]*[.C44]*4)/[.I44])/(1000*1000*1000)" office:value-type="float" office:value="18.5072133595818" calcext:value-type="float">
            <text:p>18.5072133596</text:p>
          </table:table-cell>
          <table:table-cell table:style-name="Default" table:formula="of:=(([.B44]*[.C44]*4)/[.J44])/(1000*1000*1000)" office:value-type="float" office:value="17.2253942579863" calcext:value-type="float">
            <text:p>17.2253942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45]*[.C45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naive</text:p>
          </table:table-cell>
          <table:table-cell office:value-type="float" office:value="1.4508" calcext:value-type="float">
            <text:p>1.4508</text:p>
          </table:table-cell>
          <table:table-cell table:number-columns-repeated="3" table:style-name="ce4" office:value-type="string" calcext:value-type="string">
            <text:p>NA</text:p>
          </table:table-cell>
          <table:table-cell table:style-name="ce6" table:formula="of:=(([.B45]*[.C45]*4)/[.G45])/(1000*1000*1000)" office:value-type="float" office:value="1.87916845878136" calcext:value-type="float">
            <text:p>1.8791684588</text:p>
          </table:table-cell>
          <table:table-cell table:style-name="ce6" table:formula="of:=(([.B45]*[.C45]*4)/[.H45])/(1000*1000*1000)" office:value-type="string" office:string-value="" calcext:value-type="error">
            <text:p>#VALUE!</text:p>
          </table:table-cell>
          <table:table-cell table:style-name="Default" table:formula="of:=(([.B45]*[.C45]*4)/[.I45])/(1000*1000*1000)" office:value-type="string" office:string-value="" calcext:value-type="error">
            <text:p>#VALUE!</text:p>
          </table:table-cell>
          <table:table-cell table:style-name="Default" table:formula="of:=(([.B45]*[.C45]*4)/[.J45])/(1000*1000*1000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46]*[.C46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1</text:p>
          </table:table-cell>
          <table:table-cell office:value-type="float" office:value="0.55547" calcext:value-type="float">
            <text:p>0.55547</text:p>
          </table:table-cell>
          <table:table-cell office:value-type="float" office:value="6.62211" calcext:value-type="float">
            <text:p>6.62211</text:p>
          </table:table-cell>
          <table:table-cell office:value-type="float" office:value="2.94981" calcext:value-type="float">
            <text:p>2.94981</text:p>
          </table:table-cell>
          <table:table-cell office:value-type="float" office:value="7.66043" calcext:value-type="float">
            <text:p>7.66043</text:p>
          </table:table-cell>
          <table:table-cell table:style-name="ce6" table:formula="of:=(([.B46]*[.C46]*4)/[.G46])/(1000*1000*1000)" office:value-type="float" office:value="4.90809152609502" calcext:value-type="float">
            <text:p>4.9080915261</text:p>
          </table:table-cell>
          <table:table-cell table:style-name="ce6" table:formula="of:=(([.B46]*[.C46]*4)/[.H46])/(1000*1000*1000)" office:value-type="float" office:value="0.411696211630432" calcext:value-type="float">
            <text:p>0.4116962116</text:p>
          </table:table-cell>
          <table:table-cell table:style-name="Default" table:formula="of:=(([.B46]*[.C46]*4)/[.I46])/(1000*1000*1000)" office:value-type="float" office:value="0.924228204528427" calcext:value-type="float">
            <text:p>0.9242282045</text:p>
          </table:table-cell>
          <table:table-cell table:style-name="Default" table:formula="of:=(([.B46]*[.C46]*4)/[.J46])/(1000*1000*1000)" office:value-type="float" office:value="0.355893546445826" calcext:value-type="float">
            <text:p>0.35589354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47]*[.C47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2</text:p>
          </table:table-cell>
          <table:table-cell office:value-type="float" office:value="0.305113" calcext:value-type="float">
            <text:p>0.305113</text:p>
          </table:table-cell>
          <table:table-cell office:value-type="float" office:value="3.32271" calcext:value-type="float">
            <text:p>3.32271</text:p>
          </table:table-cell>
          <table:table-cell office:value-type="float" office:value="1.47911" calcext:value-type="float">
            <text:p>1.47911</text:p>
          </table:table-cell>
          <table:table-cell office:value-type="float" office:value="3.86397" calcext:value-type="float">
            <text:p>3.86397</text:p>
          </table:table-cell>
          <table:table-cell table:style-name="ce6" table:formula="of:=(([.B47]*[.C47]*4)/[.G47])/(1000*1000*1000)" office:value-type="float" office:value="8.93537017432886" calcext:value-type="float">
            <text:p>8.9353701743</text:p>
          </table:table-cell>
          <table:table-cell table:style-name="ce6" table:formula="of:=(([.B47]*[.C47]*4)/[.H47])/(1000*1000*1000)" office:value-type="float" office:value="0.820504226971358" calcext:value-type="float">
            <text:p>0.820504227</text:p>
          </table:table-cell>
          <table:table-cell table:style-name="Default" table:formula="of:=(([.B47]*[.C47]*4)/[.I47])/(1000*1000*1000)" office:value-type="float" office:value="1.84320138461642" calcext:value-type="float">
            <text:p>1.8432013846</text:p>
          </table:table-cell>
          <table:table-cell table:style-name="Default" table:formula="of:=(([.B47]*[.C47]*4)/[.J47])/(1000*1000*1000)" office:value-type="float" office:value="0.705569039097094" calcext:value-type="float">
            <text:p>0.70556903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48]*[.C48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4</text:p>
          </table:table-cell>
          <table:table-cell office:value-type="float" office:value="0.191498" calcext:value-type="float">
            <text:p>0.191498</text:p>
          </table:table-cell>
          <table:table-cell office:value-type="float" office:value="1.84103" calcext:value-type="float">
            <text:p>1.84103</text:p>
          </table:table-cell>
          <table:table-cell office:value-type="float" office:value="0.831561" calcext:value-type="float">
            <text:p>0.831561</text:p>
          </table:table-cell>
          <table:table-cell office:value-type="float" office:value="2.14516" calcext:value-type="float">
            <text:p>2.14516</text:p>
          </table:table-cell>
          <table:table-cell table:style-name="ce6" table:formula="of:=(([.B48]*[.C48]*4)/[.G48])/(1000*1000*1000)" office:value-type="float" office:value="14.2366896782212" calcext:value-type="float">
            <text:p>14.2366896782</text:p>
          </table:table-cell>
          <table:table-cell table:style-name="ce6" table:formula="of:=(([.B48]*[.C48]*4)/[.H48])/(1000*1000*1000)" office:value-type="float" office:value="1.48085452165364" calcext:value-type="float">
            <text:p>1.4808545217</text:p>
          </table:table-cell>
          <table:table-cell table:style-name="Default" table:formula="of:=(([.B48]*[.C48]*4)/[.I48])/(1000*1000*1000)" office:value-type="float" office:value="3.27852989738576" calcext:value-type="float">
            <text:p>3.2785298974</text:p>
          </table:table-cell>
          <table:table-cell table:style-name="Default" table:formula="of:=(([.B48]*[.C48]*4)/[.J48])/(1000*1000*1000)" office:value-type="float" office:value="1.27090641257529" calcext:value-type="float">
            <text:p>1.27090641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49]*[.C49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8</text:p>
          </table:table-cell>
          <table:table-cell office:value-type="float" office:value="0.233688" calcext:value-type="float">
            <text:p>0.233688</text:p>
          </table:table-cell>
          <table:table-cell office:value-type="float" office:value="2.46433" calcext:value-type="float">
            <text:p>2.46433</text:p>
          </table:table-cell>
          <table:table-cell office:value-type="float" office:value="1.01879" calcext:value-type="float">
            <text:p>1.01879</text:p>
          </table:table-cell>
          <table:table-cell office:value-type="float" office:value="2.79066" calcext:value-type="float">
            <text:p>2.79066</text:p>
          </table:table-cell>
          <table:table-cell table:style-name="ce6" table:formula="of:=(([.B49]*[.C49]*4)/[.G49])/(1000*1000*1000)" office:value-type="float" office:value="11.6663996439697" calcext:value-type="float">
            <text:p>11.666399644</text:p>
          </table:table-cell>
          <table:table-cell table:style-name="ce6" table:formula="of:=(([.B49]*[.C49]*4)/[.H49])/(1000*1000*1000)" office:value-type="float" office:value="1.10630378236681" calcext:value-type="float">
            <text:p>1.1063037824</text:p>
          </table:table-cell>
          <table:table-cell table:style-name="Default" table:formula="of:=(([.B49]*[.C49]*4)/[.I49])/(1000*1000*1000)" office:value-type="float" office:value="2.67601527301995" calcext:value-type="float">
            <text:p>2.676015273</text:p>
          </table:table-cell>
          <table:table-cell table:style-name="Default" table:formula="of:=(([.B49]*[.C49]*4)/[.J49])/(1000*1000*1000)" office:value-type="float" office:value="0.976936495309353" calcext:value-type="float">
            <text:p>0.97693649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50]*[.C50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14</text:p>
          </table:table-cell>
          <table:table-cell office:value-type="float" office:value="0.298499" calcext:value-type="float">
            <text:p>0.298499</text:p>
          </table:table-cell>
          <table:table-cell office:value-type="float" office:value="2.73826" calcext:value-type="float">
            <text:p>2.73826</text:p>
          </table:table-cell>
          <table:table-cell office:value-type="float" office:value="1.27291" calcext:value-type="float">
            <text:p>1.27291</text:p>
          </table:table-cell>
          <table:table-cell office:value-type="float" office:value="3.13996" calcext:value-type="float">
            <text:p>3.13996</text:p>
          </table:table-cell>
          <table:table-cell table:style-name="ce6" table:formula="of:=(([.B50]*[.C50]*4)/[.G50])/(1000*1000*1000)" office:value-type="float" office:value="9.1333558906395" calcext:value-type="float">
            <text:p>9.1333558906</text:p>
          </table:table-cell>
          <table:table-cell table:style-name="ce6" table:formula="of:=(([.B50]*[.C50]*4)/[.H50])/(1000*1000*1000)" office:value-type="float" office:value="0.995631386354838" calcext:value-type="float">
            <text:p>0.9956313864</text:p>
          </table:table-cell>
          <table:table-cell table:style-name="Default" table:formula="of:=(([.B50]*[.C50]*4)/[.I50])/(1000*1000*1000)" office:value-type="float" office:value="2.14178347251573" calcext:value-type="float">
            <text:p>2.1417834725</text:p>
          </table:table-cell>
          <table:table-cell table:style-name="Default" table:formula="of:=(([.B50]*[.C50]*4)/[.J50])/(1000*1000*1000)" office:value-type="float" office:value="0.868258703932534" calcext:value-type="float">
            <text:p>0.86825870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51]*[.C51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PGA</text:p>
          </table:table-cell>
          <table:table-cell office:value-type="float" office:value="1.9866" calcext:value-type="float">
            <text:p>1.9866</text:p>
          </table:table-cell>
          <table:table-cell office:value-type="float" office:value="2.39709" calcext:value-type="float">
            <text:p>2.39709</text:p>
          </table:table-cell>
          <table:table-cell office:value-type="float" office:value="1.98617" calcext:value-type="float">
            <text:p>1.98617</text:p>
          </table:table-cell>
          <table:table-cell office:value-type="float" office:value="2.56883" calcext:value-type="float">
            <text:p>2.56883</text:p>
          </table:table-cell>
          <table:table-cell table:style-name="ce6" table:formula="of:=(([.B51]*[.C51]*4)/[.G51])/(1000*1000*1000)" office:value-type="float" office:value="1.37234350145978" calcext:value-type="float">
            <text:p>1.3723435015</text:p>
          </table:table-cell>
          <table:table-cell table:style-name="ce6" table:formula="of:=(([.B51]*[.C51]*4)/[.I51])/(1000*1000*1000)" office:value-type="float" office:value="1.37264060981688" calcext:value-type="float">
            <text:p>1.3726406098</text:p>
          </table:table-cell>
          <table:table-cell table:style-name="Default" table:formula="of:=(([.B51]*[.C51]*4)/[.H51])/(1000*1000*1000)" office:value-type="float" office:value="1.13733635366215" calcext:value-type="float">
            <text:p>1.1373363537</text:p>
          </table:table-cell>
          <table:table-cell table:style-name="Default" table:formula="of:=(([.B51]*[.C51]*4)/[.J51])/(1000*1000*1000)" office:value-type="float" office:value="1.06129934639505" calcext:value-type="float">
            <text:p>1.0612993464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Default"/>
          <table:table-cell table:number-columns-repeated="16"/>
        </table:table-row>
        <table:table-row table:style-name="ro1" table:number-rows-repeated="1048523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4:08:14.645713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9:04:08.699532520</meta:creation-date>
    <dc:date>2018-04-09T17:50:20.694787416</dc:date>
    <meta:editing-duration>P8DT17H7M18S</meta:editing-duration>
    <meta:editing-cycles>129</meta:editing-cycles>
    <meta:generator>LibreOffice/5.1.6.2$Linux_X86_64 LibreOffice_project/10m0$Build-2</meta:generator>
    <meta:document-statistic meta:table-count="1" meta:cell-count="6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98cm" svg:height="15.241cm" xlink:href=".." xlink:type="simple" chart:class="chart:bar" chart:style-name="ch1">
        <chart:plot-area chart:style-name="ch2" table:cell-range-address="Sheet1.F2:Sheet1.F10 Sheet1.K1:Sheet1.N10" chart:data-source-has-labels="both" svg:x="1.588cm" svg:y="0.304cm" svg:width="19.677cm" svg:height="14.633cm">
          <chartooo:coordinate-region svg:x="2.209cm" svg:y="0.304cm" svg:width="19.056cm" svg:height="11.771cm"/>
          <chart:axis chart:dimension="x" chart:name="primary-x" chart:style-name="ch3" chartooo:axis-type="auto">
            <chartooo:date-scale/>
            <chart:categories table:cell-range-address="Sheet1.F2:Sheet1.F10"/>
          </chart:axis>
          <chart:axis chart:dimension="y" chart:name="primary-y" chart:style-name="ch4">
            <chart:title svg:x="0.379cm" svg:y="9.902cm" chart:style-name="ch5">
              <text:p>Processing Rate (GB/s)</text:p>
            </chart:title>
            <chart:grid chart:style-name="ch6" chart:class="major"/>
          </chart:axis>
          <chart:series chart:style-name="ch7" chart:values-cell-range-address="Sheet1.K2:Sheet1.K10" chart:label-cell-address="Sheet1.K1:Sheet1.K1" chart:class="chart:bar">
            <chart:data-point chart:repeated="9"/>
          </chart:series>
          <chart:series chart:style-name="ch8" chart:values-cell-range-address="Sheet1.L2:Sheet1.L10" chart:label-cell-address="Sheet1.L1:Sheet1.L1" chart:class="chart:bar">
            <chart:data-point chart:repeated="9"/>
          </chart:series>
          <chart:series chart:style-name="ch9" chart:values-cell-range-address="Sheet1.M2:Sheet1.M10" chart:label-cell-address="Sheet1.M1:Sheet1.M1" chart:class="chart:bar">
            <chart:data-point chart:repeated="9"/>
          </chart:series>
          <chart:series chart:style-name="ch10" chart:values-cell-range-address="Sheet1.N2:Sheet1.N10" chart:label-cell-address="Sheet1.N1:Sheet1.N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batch-SCD</text:p>
                <draw:g>
                  <svg:desc>Sheet1.K1:Sheet1.K1</svg:desc>
                </draw:g>
              </table:table-cell>
              <table:table-cell office:value-type="string">
                <text:p>Minibatch-SCD + decompress</text:p>
                <draw:g>
                  <svg:desc>Sheet1.L1:Sheet1.L1</svg:desc>
                </draw:g>
              </table:table-cell>
              <table:table-cell office:value-type="string">
                <text:p>Minibatch-SCD + decrypt</text:p>
                <draw:g>
                  <svg:desc>Sheet1.M1:Sheet1.M1</svg:desc>
                </draw:g>
              </table:table-cell>
              <table:table-cell office:value-type="string">
                <text:p>Minibatch-SCD + decompress + decrypt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Sheet1.F2:Sheet1.F10</svg:desc>
                </draw:g>
              </table:table-cell>
              <table:table-cell office:value-type="float" office:value="1.88657089343758">
                <text:p>1.88657089343758</text:p>
                <draw:g>
                  <svg:desc>Sheet1.K2:Sheet1.K10</svg:desc>
                </draw:g>
              </table:table-cell>
              <table:table-cell office:value-type="float" office:value="0.611531231187618">
                <text:p>0.611531231187618</text:p>
                <draw:g>
                  <svg:desc>Sheet1.L2:Sheet1.L10</svg:desc>
                </draw:g>
              </table:table-cell>
              <table:table-cell office:value-type="float" office:value="1.04629234434608">
                <text:p>1.04629234434608</text:p>
                <draw:g>
                  <svg:desc>Sheet1.M2:Sheet1.M10</svg:desc>
                </draw:g>
              </table:table-cell>
              <table:table-cell office:value-type="float" office:value="0.54799381649021">
                <text:p>0.54799381649021</text:p>
                <draw:g>
                  <svg:desc>Sheet1.N2:Sheet1.N10</svg:desc>
                </draw:g>
              </table:table-cell>
            </table:table-row>
            <table:table-row>
              <table:table-cell office:value-type="string">
                <text:p>AVX-1</text:p>
              </table:table-cell>
              <table:table-cell office:value-type="float" office:value="6.92683033571595">
                <text:p>6.92683033571595</text:p>
              </table:table-cell>
              <table:table-cell office:value-type="float" office:value="0.7989180197843">
                <text:p>0.7989180197843</text:p>
              </table:table-cell>
              <table:table-cell office:value-type="float" office:value="1.7406854567561">
                <text:p>1.7406854567561</text:p>
              </table:table-cell>
              <table:table-cell office:value-type="float" office:value="0.690822414020504">
                <text:p>0.690822414020504</text:p>
              </table:table-cell>
            </table:table-row>
            <table:table-row>
              <table:table-cell office:value-type="string">
                <text:p>AVX-2</text:p>
              </table:table-cell>
              <table:table-cell office:value-type="float" office:value="13.1873673454349">
                <text:p>13.1873673454349</text:p>
              </table:table-cell>
              <table:table-cell office:value-type="float" office:value="1.59116472514689">
                <text:p>1.59116472514689</text:p>
              </table:table-cell>
              <table:table-cell office:value-type="float" office:value="3.49124726347534">
                <text:p>3.49124726347534</text:p>
              </table:table-cell>
              <table:table-cell office:value-type="float" office:value="1.36604029642823">
                <text:p>1.36604029642823</text:p>
              </table:table-cell>
            </table:table-row>
            <table:table-row>
              <table:table-cell office:value-type="string">
                <text:p>AVX-4</text:p>
              </table:table-cell>
              <table:table-cell office:value-type="float" office:value="23.6269959104907">
                <text:p>23.6269959104907</text:p>
              </table:table-cell>
              <table:table-cell office:value-type="float" office:value="2.89654064494548">
                <text:p>2.89654064494548</text:p>
              </table:table-cell>
              <table:table-cell office:value-type="float" office:value="6.50358463961236">
                <text:p>6.50358463961236</text:p>
              </table:table-cell>
              <table:table-cell office:value-type="float" office:value="2.45295224388299">
                <text:p>2.45295224388299</text:p>
              </table:table-cell>
            </table:table-row>
            <table:table-row>
              <table:table-cell office:value-type="string">
                <text:p>AVX-8</text:p>
              </table:table-cell>
              <table:table-cell office:value-type="float" office:value="31.7234908957689">
                <text:p>31.7234908957689</text:p>
              </table:table-cell>
              <table:table-cell office:value-type="float" office:value="5.60864704038779">
                <text:p>5.60864704038779</text:p>
              </table:table-cell>
              <table:table-cell office:value-type="float" office:value="8.53001973339265">
                <text:p>8.53001973339265</text:p>
              </table:table-cell>
              <table:table-cell office:value-type="float" office:value="4.83812414078992">
                <text:p>4.83812414078992</text:p>
              </table:table-cell>
            </table:table-row>
            <table:table-row>
              <table:table-cell office:value-type="string">
                <text:p>AVX-14</text:p>
              </table:table-cell>
              <table:table-cell office:value-type="float" office:value="43.6421871862718">
                <text:p>43.6421871862718</text:p>
              </table:table-cell>
              <table:table-cell office:value-type="float" office:value="9.53415962457989">
                <text:p>9.53415962457989</text:p>
              </table:table-cell>
              <table:table-cell office:value-type="float" office:value="15.1871885488787">
                <text:p>15.1871885488787</text:p>
              </table:table-cell>
              <table:table-cell office:value-type="float" office:value="8.28885039041844">
                <text:p>8.28885039041844</text:p>
              </table:table-cell>
            </table:table-row>
            <table:table-row>
              <table:table-cell office:value-type="string">
                <text:p>FPGA (1 instance)</text:p>
              </table:table-cell>
              <table:table-cell office:value-type="float" office:value="6.90826858652049">
                <text:p>6.90826858652049</text:p>
              </table:table-cell>
              <table:table-cell office:value-type="float" office:value="4.20287392260782">
                <text:p>4.20287392260782</text:p>
              </table:table-cell>
              <table:table-cell office:value-type="float" office:value="6.66363704855261">
                <text:p>6.66363704855261</text:p>
              </table:table-cell>
              <table:table-cell office:value-type="float" office:value="3.73154828373536">
                <text:p>3.73154828373536</text:p>
              </table:table-cell>
            </table:table-row>
            <table:table-row>
              <table:table-cell office:value-type="string">
                <text:p>FPGA (2 instances)</text:p>
              </table:table-cell>
              <table:table-cell office:value-type="float" office:value="10.4371416740379">
                <text:p>10.4371416740379</text:p>
              </table:table-cell>
              <table:table-cell office:value-type="float" office:value="8.32774390295923">
                <text:p>8.32774390295923</text:p>
              </table:table-cell>
              <table:table-cell office:value-type="float" office:value="10.22523616071">
                <text:p>10.22523616071</text:p>
              </table:table-cell>
              <table:table-cell office:value-type="float" office:value="7.47757111320032">
                <text:p>7.47757111320032</text:p>
              </table:table-cell>
            </table:table-row>
            <table:table-row>
              <table:table-cell office:value-type="string">
                <text:p>FPGA (4 instances)</text:p>
              </table:table-cell>
              <table:table-cell office:value-type="float" office:value="15.6781529790543">
                <text:p>15.6781529790543</text:p>
              </table:table-cell>
              <table:table-cell office:value-type="float" office:value="16.3309225083271">
                <text:p>16.3309225083271</text:p>
              </table:table-cell>
              <table:table-cell office:value-type="float" office:value="15.5080963928507">
                <text:p>15.5080963928507</text:p>
              </table:table-cell>
              <table:table-cell office:value-type="float" office:value="14.4132223311006">
                <text:p>14.4132223311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77cm" svg:height="11.712cm" xlink:href=".." xlink:type="simple" chart:class="chart:bar" chart:style-name="ch1">
        <chart:plot-area chart:style-name="ch2" table:cell-range-address="Sheet1.J33:Sheet1.N34" chart:data-source-has-labels="column" svg:x="1.44cm" svg:y="0.234cm" svg:width="19.608cm" svg:height="11.244cm">
          <chartooo:coordinate-region svg:x="2.061cm" svg:y="0.434cm" svg:width="18.987cm" svg:height="10.397cm"/>
          <chart:axis chart:dimension="x" chart:name="primary-x" chart:style-name="ch3" chartooo:axis-type="auto">
            <chartooo:date-scale/>
            <chart:categories table:cell-range-address="Sheet1.J33:Sheet1.J34"/>
          </chart:axis>
          <chart:axis chart:dimension="y" chart:name="primary-y" chart:style-name="ch4">
            <chart:title svg:x="0.451cm" svg:y="7.593cm" chart:style-name="ch5">
              <text:p>Processing Rate (GB/s)</text:p>
            </chart:title>
            <chart:grid chart:style-name="ch6" chart:class="major"/>
          </chart:axis>
          <chart:series chart:style-name="ch7" chart:values-cell-range-address="Sheet1.K33:Sheet1.K34" chart:class="chart:bar">
            <chart:data-point chart:repeated="2"/>
          </chart:series>
          <chart:series chart:style-name="ch8" chart:values-cell-range-address="Sheet1.L33:Sheet1.L34" chart:class="chart:bar">
            <chart:data-point chart:repeated="2"/>
          </chart:series>
          <chart:series chart:style-name="ch9" chart:values-cell-range-address="Sheet1.M33:Sheet1.M34" chart:class="chart:bar">
            <chart:data-point chart:repeated="2"/>
          </chart:series>
          <chart:series chart:style-name="ch10" chart:values-cell-range-address="Sheet1.N33:Sheet1.N3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0.60736">
                <text:p>0.60736</text:p>
                <draw:g>
                  <svg:desc>Sheet1.J33:Sheet1.J34</svg:desc>
                </draw:g>
              </table:table-cell>
              <table:table-cell office:value-type="float" office:value="30.7132631964348">
                <text:p>30.7132631964348</text:p>
                <draw:g>
                  <svg:desc>Sheet1.K33:Sheet1.K34</svg:desc>
                </draw:g>
              </table:table-cell>
              <table:table-cell office:value-type="float" office:value="3.75637784113768">
                <text:p>3.75637784113768</text:p>
                <draw:g>
                  <svg:desc>Sheet1.L33:Sheet1.L34</svg:desc>
                </draw:g>
              </table:table-cell>
              <table:table-cell office:value-type="float" office:value="9.14200179648621">
                <text:p>9.14200179648621</text:p>
                <draw:g>
                  <svg:desc>Sheet1.M33:Sheet1.M34</svg:desc>
                </draw:g>
              </table:table-cell>
              <table:table-cell office:value-type="float" office:value="3.53576733403583">
                <text:p>3.53576733403583</text:p>
                <draw:g>
                  <svg:desc>Sheet1.N33:Sheet1.N34</svg:desc>
                </draw:g>
              </table:table-cell>
            </table:table-row>
            <table:table-row>
              <table:table-cell office:value-type="float" office:value="2.03886">
                <text:p>2.03886</text:p>
              </table:table-cell>
              <table:table-cell office:value-type="float" office:value="1.35194508322631">
                <text:p>1.35194508322631</text:p>
              </table:table-cell>
              <table:table-cell office:value-type="float" office:value="1.07739419030513">
                <text:p>1.07739419030513</text:p>
              </table:table-cell>
              <table:table-cell office:value-type="float" office:value="1.32959597805763">
                <text:p>1.32959597805763</text:p>
              </table:table-cell>
              <table:table-cell office:value-type="float" office:value="1.05327665852486">
                <text:p>1.053276658524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